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0eb2e490" style:font-size-asian="12pt" style:font-size-complex="12pt"/>
    </style:style>
    <style:style style:name="P21" style:family="paragraph" style:parent-style-name="Table_20_Contents">
      <style:text-properties style:font-name="Liberation Sans" fo:font-size="12pt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ed10bd3" style:font-size-asian="12pt" style:font-size-complex="12pt"/>
    </style:style>
    <style:style style:name="P2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4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6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7" style:family="paragraph" style:parent-style-name="Footnote">
      <style:text-properties style:font-name="Liberation Sans" officeooo:rsid="043ccc66" officeooo:paragraph-rsid="0e849f1d"/>
    </style:style>
    <style:style style:name="P28" style:family="paragraph" style:parent-style-name="Footnote">
      <style:text-properties style:font-name="Liberation Sans" officeooo:paragraph-rsid="04473353"/>
    </style:style>
    <style:style style:name="P29" style:family="paragraph" style:parent-style-name="Footnote">
      <style:text-properties style:font-name="Liberation Sans" officeooo:paragraph-rsid="0dd16467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5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56b16b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65d319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4" style:family="paragraph" style:parent-style-name="Standard">
      <style:paragraph-properties fo:margin-left="0cm" fo:margin-right="0cm" fo:text-indent="0cm" style:auto-text-indent="false">
        <style:tab-stops>
          <style:tab-stop style:position="3.697cm"/>
        </style:tab-stops>
      </style:paragraph-properties>
      <style:text-properties officeooo:paragraph-rsid="0e65d319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e8ccd12" style:font-weight-asian="bold" style:font-weight-complex="bold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eb2e490"/>
    </style:style>
    <style:style style:name="P57" style:family="paragraph" style:parent-style-name="Standard">
      <style:text-properties officeooo:paragraph-rsid="0c8b5238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ca56a54"/>
    </style:style>
    <style:style style:name="P60" style:family="paragraph" style:parent-style-name="Standard">
      <style:text-properties officeooo:paragraph-rsid="04f68805"/>
    </style:style>
    <style:style style:name="P61" style:family="paragraph" style:parent-style-name="Standard">
      <style:text-properties officeooo:paragraph-rsid="0bad8f69"/>
    </style:style>
    <style:style style:name="P62" style:family="paragraph" style:parent-style-name="Standard">
      <style:text-properties officeooo:paragraph-rsid="0a0f7b62"/>
    </style:style>
    <style:style style:name="P63" style:family="paragraph" style:parent-style-name="Standard">
      <style:text-properties officeooo:paragraph-rsid="0cb27039"/>
    </style:style>
    <style:style style:name="P64" style:family="paragraph" style:parent-style-name="Standard">
      <style:text-properties officeooo:paragraph-rsid="0cc50ec9"/>
    </style:style>
    <style:style style:name="P65" style:family="paragraph" style:parent-style-name="Standard">
      <style:text-properties officeooo:paragraph-rsid="0cc5fe5b"/>
    </style:style>
    <style:style style:name="P66" style:family="paragraph" style:parent-style-name="Standard">
      <style:text-properties officeooo:paragraph-rsid="0ce3fa52"/>
    </style:style>
    <style:style style:name="P67" style:family="paragraph" style:parent-style-name="Standard">
      <style:text-properties officeooo:paragraph-rsid="0d09f881"/>
    </style:style>
    <style:style style:name="P68" style:family="paragraph" style:parent-style-name="Standard">
      <style:text-properties officeooo:paragraph-rsid="0d1ec96e"/>
    </style:style>
    <style:style style:name="P69" style:family="paragraph" style:parent-style-name="Standard">
      <style:text-properties officeooo:paragraph-rsid="0d5d07c4"/>
    </style:style>
    <style:style style:name="P70" style:family="paragraph" style:parent-style-name="Standard">
      <style:text-properties officeooo:paragraph-rsid="0d8c21b9"/>
    </style:style>
    <style:style style:name="P71" style:family="paragraph" style:parent-style-name="Standard">
      <style:text-properties officeooo:paragraph-rsid="0d72706e"/>
    </style:style>
    <style:style style:name="P72" style:family="paragraph" style:parent-style-name="Standard">
      <style:text-properties officeooo:paragraph-rsid="0dbec325"/>
    </style:style>
    <style:style style:name="P73" style:family="paragraph" style:parent-style-name="Standard">
      <style:text-properties officeooo:paragraph-rsid="0de414b5"/>
    </style:style>
    <style:style style:name="P74" style:family="paragraph" style:parent-style-name="Standard">
      <style:text-properties officeooo:paragraph-rsid="0dedec60"/>
    </style:style>
    <style:style style:name="P75" style:family="paragraph" style:parent-style-name="Standard">
      <style:text-properties officeooo:paragraph-rsid="0e03342d"/>
    </style:style>
    <style:style style:name="P76" style:family="paragraph" style:parent-style-name="Standard">
      <style:text-properties officeooo:paragraph-rsid="0e0463fc"/>
    </style:style>
    <style:style style:name="P77" style:family="paragraph" style:parent-style-name="Standard">
      <style:text-properties officeooo:paragraph-rsid="0e051aee"/>
    </style:style>
    <style:style style:name="P78" style:family="paragraph" style:parent-style-name="Standard">
      <style:text-properties officeooo:paragraph-rsid="0e0bda5c"/>
    </style:style>
    <style:style style:name="P79" style:family="paragraph" style:parent-style-name="Standard">
      <style:text-properties officeooo:paragraph-rsid="0e2a40f4"/>
    </style:style>
    <style:style style:name="P80" style:family="paragraph" style:parent-style-name="Standard">
      <style:text-properties officeooo:paragraph-rsid="0e2f7716"/>
    </style:style>
    <style:style style:name="P81" style:family="paragraph" style:parent-style-name="Standard">
      <style:text-properties officeooo:paragraph-rsid="0e38fc62"/>
    </style:style>
    <style:style style:name="P82" style:family="paragraph" style:parent-style-name="Standard">
      <style:text-properties officeooo:paragraph-rsid="0e61c509"/>
    </style:style>
    <style:style style:name="P83" style:family="paragraph" style:parent-style-name="Standard">
      <style:text-properties officeooo:paragraph-rsid="0e66c33c"/>
    </style:style>
    <style:style style:name="P84" style:family="paragraph" style:parent-style-name="Standard">
      <style:text-properties officeooo:paragraph-rsid="0e671814"/>
    </style:style>
    <style:style style:name="P85" style:family="paragraph" style:parent-style-name="Standard">
      <style:text-properties officeooo:paragraph-rsid="0e82f1b0"/>
    </style:style>
    <style:style style:name="P86" style:family="paragraph" style:parent-style-name="Standard">
      <style:text-properties officeooo:paragraph-rsid="0e8aa5aa"/>
    </style:style>
    <style:style style:name="P87" style:family="paragraph" style:parent-style-name="Standard">
      <style:text-properties officeooo:rsid="0e8aa5aa" officeooo:paragraph-rsid="0e8aa5aa"/>
    </style:style>
    <style:style style:name="P88" style:family="paragraph" style:parent-style-name="Standard">
      <style:text-properties officeooo:paragraph-rsid="0eb9c424"/>
    </style:style>
    <style:style style:name="P89" style:family="paragraph" style:parent-style-name="Footnote">
      <style:text-properties officeooo:rsid="043ccc66" officeooo:paragraph-rsid="0e849f1d"/>
    </style:style>
    <style:style style:name="P90" style:family="paragraph" style:parent-style-name="Footnote">
      <style:text-properties officeooo:rsid="043ccc66" officeooo:paragraph-rsid="0ec8cada"/>
    </style:style>
    <style:style style:name="P91" style:family="paragraph" style:parent-style-name="Footnote">
      <style:text-properties officeooo:paragraph-rsid="0e927a73"/>
    </style:style>
    <style:style style:name="P9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93" style:family="paragraph" style:parent-style-name="Standard">
      <style:text-properties officeooo:rsid="0ec19879" officeooo:paragraph-rsid="0ec19879"/>
    </style:style>
    <style:style style:name="P94" style:family="paragraph" style:parent-style-name="Standard">
      <style:text-properties officeooo:paragraph-rsid="0ec19879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e1b589b" officeooo:paragraph-rsid="0ec22dd8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6" style:family="paragraph" style:parent-style-name="Standard">
      <style:text-properties officeooo:paragraph-rsid="0ec22dd8"/>
    </style:style>
    <style:style style:name="P97" style:family="paragraph" style:parent-style-name="Standard">
      <style:text-properties officeooo:paragraph-rsid="0ecb810d"/>
    </style:style>
    <style:style style:name="P98" style:family="paragraph" style:parent-style-name="Standard">
      <style:text-properties officeooo:paragraph-rsid="0ecd4bf5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4746e6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e31665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295d3a" officeooo:paragraph-rsid="0ef7a536"/>
    </style:style>
    <style:style style:name="P102" style:family="paragraph" style:parent-style-name="Footnote">
      <style:text-properties officeooo:paragraph-rsid="0ef8320a"/>
    </style:style>
    <style:style style:name="P103" style:family="paragraph" style:parent-style-name="Footnote">
      <style:text-properties officeooo:paragraph-rsid="0f025efd"/>
    </style:style>
    <style:style style:name="P104" style:family="paragraph" style:parent-style-name="Footnote">
      <style:text-properties officeooo:paragraph-rsid="0f051f9f"/>
    </style:style>
    <style:style style:name="P105" style:family="paragraph" style:parent-style-name="Standard">
      <style:text-properties officeooo:paragraph-rsid="0f0649dd"/>
    </style:style>
    <style:style style:name="P106" style:family="paragraph" style:parent-style-name="Standard">
      <style:text-properties officeooo:paragraph-rsid="0f075cbc"/>
    </style:style>
    <style:style style:name="P107" style:family="paragraph" style:parent-style-name="Footnote">
      <style:text-properties officeooo:paragraph-rsid="0f12f362"/>
    </style:style>
    <style:style style:name="P108" style:family="paragraph" style:parent-style-name="Footnote">
      <style:text-properties officeooo:paragraph-rsid="0f140c00"/>
    </style:style>
    <style:style style:name="P109" style:family="paragraph" style:parent-style-name="Standard" style:master-page-name="Standard">
      <style:paragraph-properties style:page-number="auto"/>
      <style:text-properties style:font-name="Liberation Sans" fo:font-size="12pt" officeooo:paragraph-rsid="0eb9c424" style:font-size-asian="12pt" style:font-size-complex="12pt"/>
    </style:style>
    <style:style style:name="P11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1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1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e2b2f17" style:font-size-asian="12pt" style:font-size-complex="12pt"/>
    </style:style>
    <style:style style:name="T9" style:family="text">
      <style:text-properties style:font-name="Liberation Sans" fo:font-size="12pt" officeooo:rsid="0e2e0824" style:font-size-asian="12pt" style:font-size-complex="12pt"/>
    </style:style>
    <style:style style:name="T10" style:family="text">
      <style:text-properties style:font-name="Liberation Sans" fo:font-size="12pt" officeooo:rsid="047da547" style:font-size-asian="12pt"/>
    </style:style>
    <style:style style:name="T11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20" style:family="text">
      <style:text-properties style:font-name="Liberation Sans" officeooo:rsid="047fb57c"/>
    </style:style>
    <style:style style:name="T21" style:family="text">
      <style:text-properties style:font-name="Liberation Sans" officeooo:rsid="047da547"/>
    </style:style>
    <style:style style:name="T22" style:family="text">
      <style:text-properties style:font-name="Liberation Sans" fo:font-size="10pt" style:font-size-asian="10pt" style:font-size-complex="10pt"/>
    </style:style>
    <style:style style:name="T23" style:family="text">
      <style:text-properties style:font-name="Liberation Sans" fo:font-size="10pt" officeooo:rsid="0db4d737" style:font-size-asian="10pt" style:font-size-complex="10pt"/>
    </style:style>
    <style:style style:name="T24" style:family="text">
      <style:text-properties style:font-name="Liberation Sans" fo:font-size="10pt" officeooo:rsid="0db5d4ba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56881f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e4746e6" style:font-name-asian="HG Mincho Light J" style:language-asian="nl" style:country-asian="NL" style:font-name-complex="Arial Unicode MS" style:font-size-complex="12pt" style:language-complex="nl" style:country-complex="N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00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5614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bdd6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1df57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56149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9f3d4" style:font-size-asian="12pt" style:language-asian="nl" style:country-asian="NL" style:font-style-asian="normal" style:font-name-complex="Bitstream Vera Sans" style:font-size-complex="12pt" style:font-style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2f7716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6b16b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5f43e2" style:font-size-asian="12pt" style:language-asian="nl" style:country-asian="NL" style:font-style-asian="normal" style:font-name-complex="Bitstream Vera Sans" style:font-size-complex="12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617b9d" style:font-size-asian="12pt" style:language-asian="nl" style:country-asian="NL" style:font-style-asian="normal" style:font-name-complex="Bitstream Vera Sans" style:font-size-complex="12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99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20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203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204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1b589b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09bc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a9256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1b589b" fo:background-color="transparent" loext:char-shading-value="0" style:font-name-asian="DejaVu Sans Mono" style:font-size-asian="10pt" style:language-asian="nl" style:country-asian="NL" style:font-style-asian="normal" style:font-weight-asian="bold" style:font-name-complex="DejaVu Sans Mono" style:font-size-complex="10pt" style:language-complex="nl" style:country-complex="NL" style:font-style-complex="normal" style:font-weight-complex="bold"/>
    </style:style>
    <style:style style:name="T2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34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5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236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3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45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6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1b589b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7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59284c3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8" style:family="text">
      <style:text-properties fo:color="#000000" loext:opacity="100%" style:text-line-through-style="none" style:text-line-through-type="none" fo:font-size="9pt" fo:language="nl" fo:country="NL" fo:font-style="normal" fo:font-weight="normal" officeooo:rsid="0ec42890" style:font-size-asian="9pt" style:language-asian="nl" style:country-asian="NL" style:font-style-asian="normal" style:font-weight-asian="normal" style:font-size-complex="9pt" style:language-complex="nl" style:country-complex="NL" style:font-style-complex="normal" style:font-weight-complex="normal"/>
    </style:style>
    <style:style style:name="T2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6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7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7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4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5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76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77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8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79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1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2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3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4" style:family="text">
      <style:text-properties fo:color="#000000" loext:opacity="100%" fo:language="nl" fo:country="NL" fo:font-weight="normal" officeooo:rsid="0def9a0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5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8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9" style:family="text">
      <style:text-properties fo:color="#000000" loext:opacity="100%" fo:language="nl" fo:country="NL" fo:font-weight="normal" officeooo:rsid="06ff7d7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9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92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93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94" style:family="text">
      <style:text-properties fo:color="#000000" loext:opacity="100%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9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3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6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7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0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fo:color="#000000" loext:opacity="100%" style:font-name="Liberation Sans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5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8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9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20" style:family="text">
      <style:text-properties fo:color="#000000" loext:opacity="100%" style:font-name="Liberation Sans" fo:font-size="12pt" fo:language="nl" fo:country="NL" fo:font-weight="normal" officeooo:rsid="0e48dca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1" style:family="text">
      <style:text-properties fo:color="#000000" loext:opacity="100%" style:font-name="Liberation Sans" fo:font-size="12pt" fo:language="nl" fo:country="NL" fo:font-weight="normal" officeooo:rsid="0e576c58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2" style:family="text">
      <style:text-properties fo:color="#000000" loext:opacity="100%" style:font-name="Liberation Sans" fo:font-size="12pt" fo:language="nl" fo:country="NL" fo:font-weight="normal" officeooo:rsid="0e4c0a65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3" style:family="text">
      <style:text-properties fo:color="#000000" loext:opacity="100%" style:font-name="Liberation Sans" fo:font-size="12pt" fo:language="nl" fo:country="NL" fo:font-weight="normal" officeooo:rsid="0ef60a1c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324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5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6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7" style:family="text">
      <style:text-properties fo:color="#000000" loext:opacity="100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 loext:padding="0.049cm" loext:border="0.31pt solid #000000"/>
    </style:style>
    <style:style style:name="T328" style:family="text">
      <style:text-properties fo:color="#000000" loext:opacity="100%" style:font-name="Liberation Sans" fo:font-size="12pt" fo:language="nl" fo:country="NL" officeooo:rsid="0e2b2f17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29" style:family="text">
      <style:text-properties fo:color="#000000" loext:opacity="100%" style:font-name="Liberation Sans" fo:font-size="12pt" fo:language="nl" fo:country="NL" officeooo:rsid="0e4746e6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30" style:family="text">
      <style:text-properties fo:color="#000000" loext:opacity="100%" style:font-name="Liberation Sans" fo:font-size="12pt" fo:language="nl" fo:country="NL" fo:font-weight="bold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1" style:family="text">
      <style:text-properties fo:color="#000000" loext:opacity="100%" style:font-name="Liberation Sans" fo:font-size="12pt" fo:language="nl" fo:country="NL" fo:font-weight="bold" officeooo:rsid="0e2b2f17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2" style:family="text">
      <style:text-properties fo:color="#000000" loext:opacity="100%" style:font-name="Liberation Sans" fo:font-size="12pt" fo:language="nl" fo:country="NL" fo:font-weight="bold" officeooo:rsid="0e3cac9e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3" style:family="text">
      <style:text-properties fo:color="#000000" loext:opacity="100%" style:font-name="Liberation Sans" fo:font-size="12pt" fo:language="nl" fo:country="NL" fo:font-weight="bold" officeooo:rsid="0e48dca5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4" style:family="text">
      <style:text-properties fo:color="#000000" loext:opacity="100%" style:font-name="Liberation Sans" fo:font-size="12pt" fo:language="nl" fo:country="NL" fo:font-weight="bold" officeooo:rsid="0e4dc746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35" style:family="text">
      <style:text-properties fo:color="#000000" loext:opacity="100%" style:font-name="Liberation Sans" fo:font-size="12pt" style:font-size-asian="12pt" style:font-size-complex="12pt"/>
    </style:style>
    <style:style style:name="T33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33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33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339" style:family="text">
      <style:text-properties fo:color="#000000" loext:opacity="100%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0" style:family="text">
      <style:text-properties fo:color="#000000" loext:opacity="100%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1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2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4" style:family="text">
      <style:text-properties fo:color="#000000" loext:opacity="100%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6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7" style:family="text">
      <style:text-properties fo:color="#000000" loext:opacity="100%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8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49" style:family="text">
      <style:text-properties fo:color="#000000" loext:opacity="100%" fo:font-size="10pt" fo:language="nl" fo:country="NL" officeooo:rsid="0ec8340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0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51" style:family="text">
      <style:text-properties fo:color="#000000" loext:opacity="100%" style:text-position="super 58%" style:font-name="Liberation Sans" fo:font-size="12pt" fo:language="nl" fo:country="NL" officeooo:rsid="0b8e0034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35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use-window-font-color="true" loext:opacity="0%" style:font-name="Liberation Sans" officeooo:rsid="047da547"/>
    </style:style>
    <style:style style:name="T35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5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6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76" style:family="text">
      <style:text-properties style:use-window-font-color="true" loext:opacity="0%" style:font-name="Liberation Sans" fo:font-size="12pt" style:font-size-asian="12pt" style:font-size-complex="12pt"/>
    </style:style>
    <style:style style:name="T377" style:family="text">
      <style:text-properties officeooo:rsid="04473353"/>
    </style:style>
    <style:style style:name="T378" style:family="text">
      <style:text-properties fo:font-weight="bold" style:font-weight-asian="bold" style:font-weight-complex="bold"/>
    </style:style>
    <style:style style:name="T379" style:family="text">
      <style:text-properties fo:font-weight="bold" officeooo:rsid="0e59b6fb" style:font-weight-asian="bold" style:font-weight-complex="bold"/>
    </style:style>
    <style:style style:name="T380" style:family="text">
      <style:text-properties officeooo:rsid="0aace3cd"/>
    </style:style>
    <style:style style:name="T381" style:family="text">
      <style:text-properties fo:font-size="10pt" style:font-size-asian="10pt" style:font-size-complex="10pt"/>
    </style:style>
    <style:style style:name="T382" style:family="text">
      <style:text-properties officeooo:rsid="0394a435"/>
    </style:style>
    <style:style style:name="T383" style:family="text">
      <style:text-properties officeooo:rsid="0b668458"/>
    </style:style>
    <style:style style:name="T384" style:family="text">
      <style:text-properties officeooo:rsid="0c125172"/>
    </style:style>
    <style:style style:name="T38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86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7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88" style:family="text">
      <style:text-properties officeooo:rsid="0cf7e116"/>
    </style:style>
    <style:style style:name="T389" style:family="text">
      <style:text-properties officeooo:rsid="0b952edb"/>
    </style:style>
    <style:style style:name="T390" style:family="text">
      <style:text-properties loext:padding="0.049cm" loext:border="0.31pt solid #000000"/>
    </style:style>
    <style:style style:name="T391" style:family="text">
      <style:text-properties officeooo:rsid="0ec3cb48"/>
    </style:style>
    <style:style style:name="T392" style:family="text">
      <style:text-properties officeooo:rsid="0ec42890"/>
    </style:style>
    <style:style style:name="T393" style:family="text">
      <style:text-properties officeooo:rsid="0ec6fcb2"/>
    </style:style>
    <style:style style:name="T394" style:family="text">
      <style:text-properties officeooo:rsid="0e3b8d4d"/>
    </style:style>
    <style:style style:name="T395" style:family="text">
      <style:text-properties officeooo:rsid="0e3cac9e"/>
    </style:style>
    <style:style style:name="T396" style:family="text">
      <style:text-properties officeooo:rsid="0eef9ccc"/>
    </style:style>
    <style:style style:name="T397" style:family="text">
      <style:text-properties officeooo:rsid="0e5e443a"/>
    </style:style>
    <style:style style:name="T398" style:family="text">
      <style:text-properties officeooo:rsid="0efc0412"/>
    </style:style>
    <style:style style:name="T399" style:family="text">
      <style:text-properties officeooo:rsid="0efc9c1e"/>
    </style:style>
    <style:style style:name="T400" style:family="text">
      <style:text-properties fo:color="#999999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1" style:family="text">
      <style:text-properties fo:color="#999999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2" style:family="text">
      <style:text-properties fo:color="#999999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403" style:family="text">
      <style:text-properties fo:color="#999999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4" style:family="text">
      <style:text-properties fo:color="#999999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fo:color="#999999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fo:color="#999999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407" style:family="text">
      <style:text-properties fo:color="#999999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08" style:family="text">
      <style:text-properties fo:color="#999999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409" style:family="text">
      <style:text-properties fo:color="#999999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0" style:family="text">
      <style:text-properties fo:color="#999999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11" style:family="text">
      <style:text-properties fo:color="#999999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12" style:family="text">
      <style:text-properties fo:color="#999999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3" style:family="text">
      <style:text-properties fo:color="#999999" loext:opacity="100%" style:font-name="Liberation Sans" fo:font-size="12pt" style:font-size-asian="12pt" style:font-size-complex="12pt"/>
    </style:style>
    <style:style style:name="T414" style:family="text">
      <style:text-properties fo:color="#999999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415" style:family="text">
      <style:text-properties fo:color="#999999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6" style:family="text">
      <style:text-properties officeooo:rsid="0f064ef4"/>
    </style:style>
    <style:style style:name="T417" style:family="text">
      <style:text-properties officeooo:rsid="0e80285f"/>
    </style:style>
    <style:style style:name="T418" style:family="text">
      <style:text-properties officeooo:rsid="0e838e2a"/>
    </style:style>
    <style:style style:name="T419" style:family="text">
      <style:text-properties officeooo:rsid="0e83c34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0" form:id="control1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4" form:id="control14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26" form:id="control2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7" form:id="control2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9"><text:span text:style-name="T280">C</text:span><text:span text:style-name="T279">hecklist voor </text:span><text:span text:style-name="T281">de installatie</text:span><text:span text:style-name="T279"> van </text:span><text:reference-mark-start text:name="Distributie"/><text:span text:style-name="T282">Debian</text:span><text:reference-mark-end text:name="Distributie"/><text:span text:style-name="T283"> </text:span><text:span text:style-name="T284">GNU/Linux </text:span><text:reference-mark-start text:name="Versie"/><text:span text:style-name="T282">1</text:span><text:span text:style-name="T285">1</text:span><text:reference-mark-end text:name="Versie"/><text:span text:style-name="Strong_20_Emphasis"><text:span text:style-name="T318"> </text:span></text:span><text:span text:style-name="Strong_20_Emphasis"><text:span text:style-name="T319">LTS</text:span></text:span><text:span text:style-name="T286"><text:note text:id="ftn1" text:note-class="footnote"><text:note-citation>1</text:note-citation><text:note-body><text:p text:style-name="P29"><text:span text:style-name="T382">Deze versie heeft codenaam </text:span><text:span text:style-name="T339">B</text:span><text:span text:style-name="T340">ullseye</text:span><text:span text:style-name="T383"> </text:span><text:span text:style-name="T384">(</text:span><text:span text:style-name="T340">bullseye</text:span><text:span text:style-name="T384">)</text:span><text:span text:style-name="T383"> </text:span><text:span text:style-name="T341">en is een zogenaamde LTS-versie (</text:span><text:span text:style-name="T342">LTS=</text:span><text:span text:style-name="T341">Long-Term Support, langetermijnondersteuning). <text:s/></text:span><text:span text:style-name="T343">Deze</text:span><text:span text:style-name="T341"> LTS-versie versch</text:span><text:span text:style-name="T343">een </text:span><text:span text:style-name="T344">in </text:span><text:span text:style-name="T345">augustus</text:span><text:span text:style-name="T341"> 20</text:span><text:span text:style-name="T345">2</text:span><text:span text:style-name="T343">1</text:span><text:span text:style-name="T341"> en wordt </text:span><text:span text:style-name="T349">standaard </text:span><text:span text:style-name="T341">vanaf vrijgave </text:span><text:span text:style-name="T344">vijf</text:span><text:span text:style-name="T341"> jaar ondersteund</text:span><text:span text:style-name="T346"> </text:span><text:span text:style-name="T341">(</text:span><text:span text:style-name="T347">updates </text:span><text:span text:style-name="T341">tot </text:span><text:span text:style-name="T345">augustus</text:span><text:span text:style-name="T343"> </text:span><text:span text:style-name="T341">202</text:span><text:span text:style-name="T345">6</text:span><text:span text:style-name="T346">)</text:span><text:span text:style-name="T348">.</text:span></text:p></text:note-body></text:note></text:span><text:span text:style-name="T287"> </text:span><text:reference-mark-start text:name="Editie"/><text:span text:style-name="T288">desktop</text:span><text:reference-mark-end text:name="Editie"/><text:span text:style-name="T289">.</text:span></text:p>
      <text:p text:style-name="P4"/>
      <text:p text:style-name="Standard"><text:span text:style-name="T39">Kijk op</text:span><text:span text:style-name="T310"> </text:span><text:a xlink:type="simple" xlink:href="https://karelzimmer.nl/" text:style-name="Internet_20_link" text:visited-style-name="Visited_20_Internet_20_Link"><text:span text:style-name="T11">karelzimmer.nl</text:span></text:a><text:span text:style-name="T310"> </text:span><text:span text:style-name="T352">voor</text:span><text:span text:style-name="T353"> </text:span><text:span text:style-name="T354">deze en andere </text:span><text:span text:style-name="T40">checklists, scripts, </text:span><text:span text:style-name="T41">en informatie</text:span><text:span text:style-name="T40">.</text:span></text:p>
      <text:p text:style-name="P4"/>
      <text:p text:style-name="P4"><text:span text:style-name="T31">D</text:span><text:span text:style-name="T30">it is een invulbare PD</text:span><text:span text:style-name="T32">F</text:span><text:span text:style-name="T30"> met tekst- en keuzevakken; </text:span><text:span text:style-name="T33">a</text:span><text:span text:style-name="T30">fdrukken is niet noodzakelijk.</text:span></text:p>
      <text:p text:style-name="P38"/>
      <text:p text:style-name="P37"><text:span text:style-name="T1">V</text:span><text:span text:style-name="T20">ul de waarden in het tekstvak achter de </text:span><text:span text:style-name="Definition"><text:span text:style-name="T10">schuingedrukte</text:span></text:span><text:span text:style-name="T1"> </text:span><text:span text:style-name="T21">woorden </text:span><text:span text:style-name="T355">(zie toelichting)</text:span><text:span text:style-name="T21">:</text:span></text:p>
      <text:p text:style-name="P32"><text:span text:style-name="Definition"><text:span text:style-name="T357">g</text:span></text:span><text:span text:style-name="Definition"><text:span text:style-name="T356">ebruiker</text:span></text:span><text:span text:style-name="Definition"><text:span text:style-name="T360"><text:tab/><text:tab/></text:span></text:span><text:span text:style-name="Definition"><text:span text:style-name="T376"> <text:tab/><text:tab/></text:span></text:span><text:span text:style-name="T361"><draw:control text:anchor-type="as-char" svg:y="-0.429cm" draw:z-index="10" draw:name="Gebruiker" draw:style-name="gr2" draw:text-style-name="P115" svg:width="6.061cm" svg:height="0.6cm" draw:control="control11"><svg:title>Gebruiker</svg:title><svg:desc>Volledige naam, bijv. Jan Stek</svg:desc></draw:control></text:span><text:span text:style-name="T361"><text:tab/></text:span><text:span text:style-name="T362">(</text:span><text:span text:style-name="T358">volledige naam, bijv. </text:span><text:span text:style-name="T374">J</text:span><text:span text:style-name="T375">a</text:span><text:span text:style-name="T374">n </text:span><text:span text:style-name="T375">Jansen</text:span><text:span text:style-name="T359">)</text:span></text:p>
      <text:p text:style-name="Standard"><text:span text:style-name="Definition"><text:span text:style-name="T357">g</text:span></text:span><text:span text:style-name="Definition"><text:span text:style-name="T356">ebruikersnaam<text:tab/></text:span></text:span><text:span text:style-name="Definition"><text:span text:style-name="T356"><draw:control text:anchor-type="as-char" svg:y="-0.429cm" draw:z-index="11" draw:name="Gberuikersnaam" draw:style-name="gr2" draw:text-style-name="P115" svg:width="6.061cm" svg:height="0.6cm" draw:control="control12"><svg:title>Gebruikersnaam</svg:title><svg:desc>Korte naam, bijv. jan</svg:desc></draw:control></text:span></text:span><text:span text:style-name="Definition"><text:span text:style-name="T356"><text:tab/></text:span></text:span><text:span text:style-name="T12">(korte naam, bijv. </text:span><text:span text:style-name="T308">j</text:span><text:span text:style-name="T309">a</text:span><text:span text:style-name="T308">n</text:span><text:span text:style-name="T12">)</text:span></text:p>
      <text:p text:style-name="P31"><text:span text:style-name="Definition"><text:span text:style-name="T364">c</text:span></text:span><text:span text:style-name="Definition"><text:span text:style-name="T363">omputernaam<text:tab/><text:tab/></text:span></text:span><text:span text:style-name="Definition"><text:span text:style-name="T361"><draw:control text:anchor-type="as-char" svg:y="-0.429cm" draw:z-index="12" draw:name="Computernaam" draw:style-name="gr2" draw:text-style-name="P115" svg:width="6.061cm" svg:height="0.6cm" draw:control="control13"><svg:title>Computernaam</svg:title><svg:desc>Unieke naam van de computer</svg:desc></draw:control></text:span></text:span><text:span text:style-name="Definition"><text:span text:style-name="T361"><text:tab/></text:span></text:span><text:span text:style-name="Definition"><text:span text:style-name="T367">(</text:span></text:span><text:span text:style-name="Definition"><text:span text:style-name="T368">naam van de compute</text:span></text:span><text:span text:style-name="Definition"><text:span text:style-name="T369">r, </text:span></text:span><text:span text:style-name="Definition"><text:span text:style-name="T370">bijv. p</text:span></text:span><text:span text:style-name="Definition"><text:span text:style-name="T371">c02</text:span></text:span><text:span text:style-name="Definition"><text:span text:style-name="T367">)</text:span></text:span></text:p>
      <text:p text:style-name="P31"><text:span text:style-name="Definition"><text:span text:style-name="T357">o</text:span></text:span><text:span text:style-name="Definition"><text:span text:style-name="T356">pstartmenu</text:span></text:span><text:span text:style-name="Definition"><text:span text:style-name="T361"><text:tab/><text:tab/><text:tab/></text:span></text:span><text:span text:style-name="Definition"><text:span text:style-name="T361"><draw:control text:anchor-type="as-char" svg:y="-0.429cm" draw:z-index="13" draw:name="Opstartmenu" draw:style-name="gr2" draw:text-style-name="P115" svg:width="6.061cm" svg:height="0.6cm" draw:control="control14"><svg:title>Opstartmenu</svg:title><svg:desc>Toets voor het opstartmenu ("bootmenu")</svg:desc></draw:control></text:span></text:span><text:span text:style-name="Definition"><text:span text:style-name="T361"><text:tab/></text:span></text:span><text:span text:style-name="Definition"><text:span text:style-name="T367">(</text:span></text:span><text:span text:style-name="Definition"><text:span text:style-name="T368">to</text:span></text:span><text:span text:style-name="Definition"><text:span text:style-name="T372">ets voor het opstartmedium</text:span></text:span><text:span text:style-name="Definition"><text:span text:style-name="T373">)</text:span></text:span></text:p>
      <text:p text:style-name="P31"><text:span text:style-name="Definition"><text:span text:style-name="T365">i</text:span></text:span><text:span text:style-name="Definition"><text:span text:style-name="T366">nstellingen</text:span></text:span><text:span text:style-name="T367"><text:tab/> <text:tab/><text:tab/></text:span><text:span text:style-name="T367"><draw:control text:anchor-type="as-char" svg:y="-0.429cm" draw:z-index="9" draw:name="Instellingen" draw:style-name="gr2" draw:text-style-name="P115" svg:width="6.061cm" svg:height="0.6cm" draw:control="control10"><svg:title>Instellingen</svg:title><svg:desc>Toets voor het BIOS/UEFI-scherm ("setup")</svg:desc></draw:control></text:span><text:span text:style-name="T367"><text:tab/>(</text:span><text:span text:style-name="T368">toets voor het BIOS/UEFI-scherm</text:span><text:span text:style-name="T367">)</text:span></text:p>
      <text:p text:style-name="P34"><text:span text:style-name="Definition"><text:span text:style-name="T401">g</text:span></text:span><text:span text:style-name="Definition"><text:span text:style-name="T400">ebruiker</text:span></text:span><text:span text:style-name="Definition"><text:span text:style-name="T402">2</text:span></text:span><text:span text:style-name="Definition"><text:span text:style-name="T403"><text:tab/></text:span></text:span><text:span text:style-name="Definition"><text:span text:style-name="T413"> <text:tab/><text:tab/></text:span></text:span><text:span text:style-name="T404"><draw:control text:anchor-type="as-char" svg:y="-0.429cm" draw:z-index="25" draw:name="Gebruiker 1" draw:style-name="gr2" draw:text-style-name="P115" svg:width="6.061cm" svg:height="0.6cm" draw:control="control26"><svg:title>Gebruiker</svg:title><svg:desc>Volledige naam, bijv. Jan Stek</svg:desc></draw:control></text:span><text:span text:style-name="T404"><text:tab/></text:span><text:span text:style-name="T405">(</text:span><text:span text:style-name="T406">volledige naam </text:span><text:span text:style-name="T407">evt. 2</text:span><text:span text:style-name="T414">e</text:span><text:span text:style-name="T407"> gebruiker</text:span><text:span text:style-name="T408">)</text:span></text:p>
      <text:p text:style-name="P98"><text:span text:style-name="Definition"><text:span text:style-name="T401">g</text:span></text:span><text:span text:style-name="Definition"><text:span text:style-name="T400">ebruikersnaam</text:span></text:span><text:span text:style-name="Definition"><text:span text:style-name="T402">2</text:span></text:span><text:span text:style-name="Definition"><text:span text:style-name="T409"><text:tab/></text:span></text:span><text:span text:style-name="Definition"><text:span text:style-name="T409"><draw:control text:anchor-type="as-char" svg:y="-0.429cm" draw:z-index="26" draw:name="Gberuikersnaam 1" draw:style-name="gr2" draw:text-style-name="P115" svg:width="6.061cm" svg:height="0.6cm" draw:control="control27"><svg:title>Gebruikersnaam</svg:title><svg:desc>Korte naam, bijv. jan</svg:desc></draw:control></text:span></text:span><text:span text:style-name="Definition"><text:span text:style-name="T409"><text:tab/></text:span></text:span><text:span text:style-name="T410">(korte naam</text:span><text:span text:style-name="T411"> </text:span><text:span text:style-name="T412">evt. 2</text:span><text:span text:style-name="T415">e</text:span><text:span text:style-name="T412"> gebruiker</text:span><text:span text:style-name="T410">)</text:span></text:p>
      <text:p text:style-name="P34"><text:span text:style-name="T296">Vervang </text:span><text:span text:style-name="Definition"><text:span text:style-name="T14">schuingedrukte</text:span></text:span><text:span text:style-name="T296"> </text:span><text:span text:style-name="T297">woorden </text:span><text:span text:style-name="T296">in deze checklist door </text:span><text:span text:style-name="T297">boven</text:span><text:span text:style-name="T296">staande waarden.</text:span></text:p>
      <text:p text:style-name="P39"/>
      <text:p text:style-name="P33"><text:span text:style-name="Strong_20_Emphasis"><text:span text:style-name="T304"/></text:span></text:p>
      <text:p text:style-name="P35"><text:span text:style-name="T306">Nog niet op Linux?</text:span><text:span text:style-name="T298"><text:tab/></text:span><text:span text:style-name="T301"><text:tab/></text:span><text:span text:style-name="T302">G</text:span><text:span text:style-name="T295">ebruik </text:span><text:span text:style-name="Strong_20_Emphasis"><text:span text:style-name="T307">Checklist migratie</text:span></text:span><text:span text:style-name="T295"> op </text:span><text:a xlink:type="simple" xlink:href="https://karelzimer.nl/" text:style-name="Internet_20_link" text:visited-style-name="Visited_20_Internet_20_Link"><text:span text:style-name="Internet_20_link"><text:span text:style-name="T13">karelzimmer.nl</text:span></text:span></text:a><text:span text:style-name="T299"> onder </text:span><text:span text:style-name="T305">Linux</text:span><text:span text:style-name="T300">.</text:span></text:p>
      <text:p text:style-name="P23"><text:span text:style-name="T277">Nieuwe installatie?</text:span><text:span text:style-name="T272"><text:tab/></text:span><text:span text:style-name="T274"></text:span><text:span text:style-name="T276"><text:tab/></text:span><text:span text:style-name="T275">B</text:span><text:span text:style-name="T272">egin bij hoofdstuk </text:span><text:span text:style-name="T277"><text:bookmark-ref text:reference-format="page" text:ref-name="__RefNumPara__4009_1271708128">2</text:bookmark-ref></text:span><text:span text:style-name="T277"><text:s text:c="2"/></text:span><text:span text:style-name="T278"><text:bookmark-ref text:reference-format="text" text:ref-name="__RefNumPara__4009_1271708128">Installatie uitvoeren</text:bookmark-ref></text:span><text:span text:style-name="T273">.</text:span></text:p>
      <text:p text:style-name="P30"><text:span text:style-name="Strong_20_Emphasis"><text:span text:style-name="T303"/></text:span></text:p>
      <text:list xml:id="list1721232296" text:style-name="L1">
        <text:list-item>
          <text:p text:style-name="P110"><text:bookmark-start text:name="__RefNumPara__4083_1271708128"/>Installatie voorbereiden<text:bookmark-end text:name="__RefNumPara__4083_1271708128"/></text:p>
        </text:list-item>
      </text:list>
      <text:p text:style-name="P41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96"><text:span text:style-name="Strong_20_Emphasis"><text:span text:style-name="T65"><text:s/></text:span></text:span><text:span text:style-name="Strong_20_Emphasis"><text:span text:style-name="T118"><draw:control text:anchor-type="as-char" draw:z-index="24" draw:name="Vorm 1" draw:style-name="gr1" draw:text-style-name="P114" svg:width="0.35cm" svg:height="0.35cm" draw:control="control25"/></text:span></text:span></text:p>
          </table:table-cell>
          <table:table-cell table:style-name="_31_._5f_Installatie_5f_voorbereiden.A1" office:value-type="string">
            <text:p text:style-name="P95">Leg Wi<text:span text:style-name="T391">F</text:span>i-<text:span text:style-name="T392">gegevens vast zoals de naam v</text:span><text:span text:style-name="T393">a</text:span><text:span text:style-name="T392">n het netwerk (SSID) en wachtwoord</text:span><text:span text:style-name="Strong_20_Emphasis"><text:span text:style-name="T117"><text:note text:id="ftn2" text:note-class="footnote"><text:note-citation>2</text:note-citation><text:note-body><text:p text:style-name="P90"><text:span text:style-name="User_20_Entry"><text:span text:style-name="T210">Bijv. </text:span></text:span><text:span text:style-name="User_20_Entry"><text:span text:style-name="T209">met </text:span></text:span><text:span text:style-name="User_20_Entry"><text:span text:style-name="T225">Terminalvenster</text:span></text:span><text:span text:style-name="User_20_Entry"><text:span text:style-name="T208"> </text:span></text:span><text:span text:style-name="User_20_Entry"><text:span text:style-name="T210">opdracht</text:span></text:span><text:span text:style-name="User_20_Entry"><text:span text:style-name="T208">: </text:span></text:span><text:span text:style-name="User_20_Entry"><text:span text:style-name="T246">sudo </text:span></text:span><text:span text:style-name="User_20_Entry"><text:span text:style-name="T248">more</text:span></text:span><text:span text:style-name="User_20_Entry"><text:span text:style-name="T246"> </text:span></text:span><text:span text:style-name="User_20_Entry"><text:span text:style-name="T247">/etc/NetworkManager/system-connections/</text:span></text:span><text:span text:style-name="User_20_Entry"><text:span text:style-name="T246">*</text:span></text:span></text:p></text:note-body></text:note></text:span></text:span><text:span text:style-name="Strong_20_Emphasis"><text:span text:style-name="T117">.</text:span></text:span></text:p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92"/>
          </table:table-cell>
        </table:table-row>
        <table:table-row table:style-name="_31_._5f_Installatie_5f_voorbereiden.1">
          <table:table-cell table:style-name="_31_._5f_Installatie_5f_voorberei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0" draw:name="Vorm3" draw:style-name="gr1" draw:text-style-name="P11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92"><text:span text:style-name="Strong_20_Emphasis"><text:span text:style-name="T65">Aanmelden als </text:span></text:span><text:span text:style-name="Definition"><text:span text:style-name="T17">gebruike</text:span></text:span><text:span text:style-name="Definition"><text:span text:style-name="T18">r</text:span></text:span><text:span text:style-name="Strong_20_Emphasis"><text:span text:style-name="T66"><text:note text:id="ftn3" text:note-class="footnote"><text:note-citation>3</text:note-citation><text:note-body><text:p text:style-name="P27"><text:span text:style-name="T235">E</text:span><text:span text:style-name="T238">v</text:span><text:span text:style-name="T239">en</text:span><text:span text:style-name="T241">t</text:span><text:span text:style-name="T242">uele </text:span><text:span text:style-name="T243">extra </text:span><text:span text:style-name="T245">gebruiker</text:span><text:span text:style-name="T243">s aanmelden </text:span><text:span text:style-name="T244">en dezelfde stappen uitvoeren</text:span><text:span text:style-name="T240">.</text:span></text:p></text:note-body></text:note></text:span></text:span><text:span text:style-name="Strong_20_Emphasis"><text:span text:style-name="T66">.</text:span></text:span></text:p>
          </table:table-cell>
        </table:table-row>
        <table:table-row table:style-name="TableLine93918024584768">
          <table:table-cell table:style-name="_31_._5f_Installatie_5f_voorbereiden.A1" office:value-type="string">
            <text:p text:style-name="P57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 table:style-name="TableLine93918024585056">
          <table:table-cell table:style-name="_31_._5f_Installatie_5f_voorberei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14" draw:name="Vorm4" draw:style-name="gr1" draw:text-style-name="P11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105"><text:span text:style-name="Strong_20_Emphasis"><text:span text:style-name="T65">Installeer </text:span></text:span><text:span text:style-name="Strong_20_Emphasis"><text:span text:style-name="T114">pakket kz</text:span></text:span><text:span text:style-name="Strong_20_Emphasis"><text:span text:style-name="T114"><text:note text:id="ftn4" text:note-class="footnote"><text:note-citation>4</text:note-citation><text:note-body><text:p text:style-name="P107"><text:span text:style-name="T418">Debian-</text:span><text:span text:style-name="T419">p</text:span>akket kz plaatst documenten en scripts van Karel Zimmer <text:span text:style-name="T417">(zie </text:span><text:a xlink:type="simple" xlink:href="https://karelzimmer.nl/" text:style-name="Internet_20_link" text:visited-style-name="Visited_20_Internet_20_Link"><text:span text:style-name="Strong_20_Emphasis"><text:span text:style-name="T387">karelzimmer.nl</text:span></text:span></text:a><text:span text:style-name="Strong_20_Emphasis"><text:span text:style-name="T267">) </text:span></text:span>voor het installeren en beheren van <text:span text:style-name="T416">Debian</text:span> <text:span text:style-name="T416">GNU/</text:span>Linux.</text:p></text:note-body></text:note></text:span></text:span><text:span text:style-name="Strong_20_Emphasis"><text:span text:style-name="T114">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70">druk op de </text:span></text:span><text:span text:style-name="Strong_20_Emphasis"><text:span text:style-name="T84">Super</text:span></text:span><text:span text:style-name="Strong_20_Emphasis"><text:span text:style-name="T70">-toets</text:span></text:span><text:span text:style-name="Strong_20_Emphasis"><text:span text:style-name="T70"><text:note text:id="ftn5" text:note-class="footnote"><text:note-citation>5</text:note-citation><text:note-body><text:p text:style-name="P24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47">Terminalvenster</text:span></text:span><text:span text:style-name="Strong_20_Emphasis"><text:span text:style-name="T76">.</text:span></text:span><text:span text:style-name="Strong_20_Emphasis"><text:span text:style-name="T73"> </text:span></text:span></text:p>
          </table:table-cell>
        </table:table-row>
        <table:table-row table:style-name="TableLine93918024585344">
          <table:table-cell table:style-name="_31_._5f_Installatie_5f_voorbereiden.A1" office:value-type="string">
            <text:p text:style-name="P68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72"><text:span text:style-name="T4">Typ</text:span><text:span text:style-name="Strong_20_Emphasis"><text:span text:style-name="T77">, of </text:span></text:span><text:span text:style-name="Strong_20_Emphasis"><text:span text:style-name="T73">kopieer en plak, de</text:span></text:span><text:span text:style-name="Strong_20_Emphasis"><text:span text:style-name="T78">z</text:span></text:span><text:span text:style-name="Strong_20_Emphasis"><text:span text:style-name="T73">e </text:span></text:span><text:span text:style-name="Strong_20_Emphasis"><text:span text:style-name="T79">drie </text:span></text:span><text:span text:style-name="Strong_20_Emphasis"><text:span text:style-name="T73">opdrachten, ieder gevolgd door de </text:span></text:span><text:span text:style-name="Strong_20_Emphasis"><text:span text:style-name="T68">Enter</text:span></text:span><text:span text:style-name="Strong_20_Emphasis"><text:span text:style-name="T67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/text:p>
            <text:p text:style-name="P72"><text:span text:style-name="User_20_Entry"><text:span text:style-name="T35"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3918024585632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7"><text:span text:style-name="T3">V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  <table:table-row table:style-name="TableLine93918024585920"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 table:style-name="TableLine93918024586208">
          <table:table-cell table:style-name="_31_._5f_Installatie_5f_voorberei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1" draw:name="Vorm6" draw:style-name="gr1" draw:text-style-name="P11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9"><text:span text:style-name="Strong_20_Emphasis"><text:span text:style-name="T69">Bereid de installatie voor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82">druk </text:span></text:span><text:span text:style-name="Strong_20_Emphasis"><text:span text:style-name="T83">op de </text:span></text:span><text:span text:style-name="Strong_20_Emphasis"><text:span text:style-name="T84">Super</text:span></text:span><text:span text:style-name="Strong_20_Emphasis"><text:span text:style-name="T83">-toets</text:span></text:span><text:span text:style-name="Strong_20_Emphasis"><text:span text:style-name="T37"><text:note-ref text:note-class="footnote" text:reference-format="text" text:ref-name="ftn5">5</text:note-ref></text:span></text:span><text:span text:style-name="Strong_20_Emphasis"><text:span text:style-name="T69">, </text:span></text:span><text:span text:style-name="Strong_20_Emphasis"><text:span text:style-name="T85">t</text:span></text:span><text:span text:style-name="Strong_20_Emphasis"><text:span text:style-name="T72">yp </text:span></text:span><text:span text:style-name="Strong_20_Emphasis"><text:span text:style-name="T148">men</text:span></text:span><text:span text:style-name="Strong_20_Emphasis"><text:span text:style-name="T149">u</text:span></text:span><text:span text:style-name="Strong_20_Emphasis"><text:span text:style-name="T70"> </text:span></text:span><text:span text:style-name="Strong_20_Emphasis"><text:span text:style-name="T86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</text:span></text:span><text:span text:style-name="Strong_20_Emphasis"><text:span text:style-name="T119"> </text:span></text:span><text:span text:style-name="Strong_20_Emphasis"><text:span text:style-name="T172">Installatiem</text:span></text:span><text:span text:style-name="Strong_20_Emphasis"><text:span text:style-name="T173">enu</text:span></text:span><text:span text:style-name="Strong_20_Emphasis"><text:span text:style-name="T83">.</text:span></text:span></text:p>
          </table:table-cell>
        </table:table-row>
        <table:table-row table:style-name="TableLine93918024586496">
          <table:table-cell table:style-name="_31_._5f_Installatie_5f_voorbereiden.A1" office:value-type="string">
            <text:p text:style-name="P64"><text:span text:style-name="Strong_20_Emphasis"><text:span text:style-name="T65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87">K</text:span></text:span><text:span text:style-name="Strong_20_Emphasis"><text:span text:style-name="T88">ie</text:span></text:span><text:span text:style-name="Strong_20_Emphasis"><text:span text:style-name="T89">s</text:span></text:span><text:span text:style-name="Strong_20_Emphasis"><text:span text:style-name="T81"> </text:span></text:span><text:span text:style-name="Strong_20_Emphasis"><text:span text:style-name="T174">1</text:span></text:span><text:span text:style-name="Strong_20_Emphasis"><text:span text:style-name="T175"> </text:span></text:span><text:span text:style-name="Strong_20_Emphasis"><text:span text:style-name="T176">In</text:span></text:span><text:span text:style-name="Strong_20_Emphasis"><text:span text:style-name="T165">stallatie voorbereiden</text:span></text:span><text:span text:style-name="Strong_20_Emphasis"><text:span text:style-name="T90"> </text:span></text:span><text:span text:style-name="Strong_20_Emphasis"><text:span text:style-name="T91">en </text:span></text:span><text:span text:style-name="Strong_20_Emphasis"><text:span text:style-name="T92">v</text:span></text:span><text:span text:style-name="Strong_20_Emphasis"><text:span text:style-name="T81">olg de aanwijzingen op het scherm.</text:span></text:span></text:p>
          </table:table-cell>
        </table:table-row>
      </table:table>
      <text:p text:style-name="P42"/>
      <text:list xml:id="list93060737205662" text:continue-numbering="true" text:style-name="L1">
        <text:list-item>
          <text:p text:style-name="P111"><text:bookmark-start text:name="__RefNumPara__4009_1271708128"/>Installatie uitvoeren<text:bookmark-end text:name="__RefNumPara__4009_1271708128"/></text:p>
        </text:list-item>
      </text:list>
      <text:p text:style-name="P43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3918024443184">
          <table:table-cell table:style-name="_32_._5f_Installatie_5f_uitvoer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2" draw:name="Vorm9" draw:style-name="gr1" draw:text-style-name="P114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4"><text:span text:style-name="T335">Start de computer op vanaf </text:span><text:span text:style-name="T336">een </text:span><text:span text:style-name="T336"><text:reference-ref text:reference-format="text" text:ref-name="Distributie">Debian</text:reference-ref></text:span><text:span text:style-name="T336"><text:s/></text:span><text:span text:style-name="Strong_20_Emphasis"><text:span text:style-name="T311"><text:reference-ref text:reference-format="text" text:ref-name="Versie">11</text:reference-ref></text:span></text:span><text:span text:style-name="Strong_20_Emphasis"><text:span text:style-name="T311"><text:s/></text:span></text:span><text:span text:style-name="T337">(</text:span><text:span text:style-name="T338">Live</text:span><text:span text:style-name="T199"><text:note text:id="ftn6" text:note-class="footnote"><text:note-citation>1</text:note-citation><text:note-body><text:p text:style-name="P28"><text:span text:style-name="T377">Vanaf ee</text:span>n Live <text:span text:style-name="T380">USB-stick </text:span><text:span text:style-name="T396">(</text:span><text:span text:style-name="T380">of </text:span><text:span text:style-name="T396">cd/dvd</text:span><text:span text:style-name="T350">)</text:span><text:span text:style-name="T381"> </text:span>kunt <text:span text:style-name="T377">u opstarten en</text:span> met <text:reference-ref text:reference-format="text" text:ref-name="Distributie">Debian</text:reference-ref><text:s/>werken zonder deze te installeren.</text:p></text:note-body></text:note></text:span><text:span text:style-name="T200">)</text:span><text:span text:style-name="T198"> </text:span><text:span text:style-name="T201">GNOME</text:span><text:span text:style-name="T198"> </text:span><text:span text:style-name="T202">USB-stick</text:span><text:span text:style-name="T202"><text:note text:id="ftn7" text:note-class="footnote"><text:note-citation>2</text:note-citation><text:note-body><text:p text:style-name="P91"><text:span text:style-name="T22">D</text:span><text:span text:style-name="Strong_20_Emphasis"><text:span text:style-name="T211">ow</text:span></text:span><text:span text:style-name="Strong_20_Emphasis"><text:span text:style-name="T212">nload </text:span></text:span><text:span text:style-name="Strong_20_Emphasis"><text:span text:style-name="T205">e</text:span></text:span><text:span text:style-name="Strong_20_Emphasis"><text:span text:style-name="T213">e</text:span></text:span><text:span text:style-name="Strong_20_Emphasis"><text:span text:style-name="T214">n</text:span></text:span><text:span text:style-name="Strong_20_Emphasis"><text:span text:style-name="T233"> </text:span></text:span><text:span text:style-name="Strong_20_Emphasis"><text:span text:style-name="T212">Live CD </text:span></text:span><text:span text:style-name="Strong_20_Emphasis"><text:span text:style-name="T215">v</text:span></text:span><text:span text:style-name="Strong_20_Emphasis"><text:span text:style-name="T216">anaf</text:span></text:span><text:span text:style-name="Strong_20_Emphasis"><text:span text:style-name="T217"> </text:span></text:span><text:a xlink:type="simple" xlink:href="https://www.debian.org/CD/live/" text:style-name="Internet_20_link" text:visited-style-name="Visited_20_Internet_20_Link"><text:span text:style-name="Strong_20_Emphasis"><text:span text:style-name="T385">debian.org/cd/live</text:span></text:span></text:a><text:span text:style-name="Strong_20_Emphasis"><text:span text:style-name="T217">, blader naar beneden en klik op </text:span></text:span><text:span text:style-name="Strong_20_Emphasis"><text:span text:style-name="T220">unofficial live images for stable with firmware included</text:span></text:span><text:span text:style-name="Strong_20_Emphasis"><text:span text:style-name="T217">. Klik vervolgens door </text:span></text:span><text:span text:style-name="Strong_20_Emphasis"><text:span text:style-name="T206">naar</text:span></text:span><text:span text:style-name="Strong_20_Emphasis"><text:span text:style-name="T217"> </text:span></text:span><text:span text:style-name="Strong_20_Emphasis"><text:span text:style-name="T220">amd64</text:span></text:span><text:span text:style-name="Strong_20_Emphasis"><text:span text:style-name="T217"> en </text:span></text:span><text:span text:style-name="Strong_20_Emphasis"><text:span text:style-name="T220">iso-hybrid</text:span></text:span><text:span text:style-name="Strong_20_Emphasis"><text:span text:style-name="T217">. </text:span></text:span><text:span text:style-name="Strong_20_Emphasis"><text:span text:style-name="T206">D</text:span></text:span><text:span text:style-name="Strong_20_Emphasis"><text:span text:style-name="T218">aar aangekomen kies </text:span></text:span><text:span text:style-name="T221">debian-live-11...</text:span><text:span text:style-name="T222">-</text:span><text:span text:style-name="T221">amd-64-</text:span><text:span text:style-name="T222">gnome</text:span><text:span text:style-name="T223">+non-fre</text:span><text:span text:style-name="T224">e</text:span><text:span text:style-name="T223">.iso</text:span><text:span text:style-name="Strong_20_Emphasis"><text:span text:style-name="T212">, </text:span></text:span><text:span text:style-name="Strong_20_Emphasis"><text:span text:style-name="T211">e</text:span></text:span><text:span text:style-name="Strong_20_Emphasis"><text:span text:style-name="T219">n </text:span></text:span><text:span text:style-name="T22">plaats een USB-stick </text:span><text:span text:style-name="T23">van </text:span><text:span text:style-name="T22">min</text:span><text:span text:style-name="T24">imaal </text:span><text:span text:style-name="T22">4 GB.</text:span></text:p><text:p text:style-name="P103"><text:span text:style-name="T22"><text:tab/></text:span><text:span text:style-name="Strong_20_Emphasis"><text:span text:style-name="T249">Zoek</text:span></text:span><text:span text:style-name="Strong_20_Emphasis"><text:span text:style-name="T250"> </text:span></text:span><text:span text:style-name="Strong_20_Emphasis"><text:span text:style-name="T268">s</text:span></text:span><text:span text:style-name="Strong_20_Emphasis"><text:span text:style-name="T269">ch</text:span></text:span><text:span text:style-name="Strong_20_Emphasis"><text:span text:style-name="T250"> en klik op het pictogram van</text:span></text:span><text:span text:style-name="Strong_20_Emphasis"><text:span text:style-name="T251"> </text:span></text:span><text:span text:style-name="Strong_20_Emphasis"><text:span text:style-name="T271">Schijven</text:span></text:span><text:span text:style-name="Strong_20_Emphasis"><text:span text:style-name="T252">. Selecteer de USB-stick in de lijst van schijven aan de linkerkant en klik rechtsboven op </text:span></text:span><text:span text:style-name="Strong_20_Emphasis"><text:span text:style-name="T270">Schijfinstellingen</text:span></text:span><text:span text:style-name="Strong_20_Emphasis"><text:span text:style-name="T252"> </text:span></text:span><text:span text:style-name="Strong_20_Emphasis"><text:span text:style-name="T270">⋮</text:span></text:span><text:span text:style-name="Strong_20_Emphasis"><text:span text:style-name="T252"> (icoontje met de drie puntjes).</text:span></text:span></text:p><text:p text:style-name="P104"><text:span text:style-name="Strong_20_Emphasis"><text:span text:style-name="T252"><text:tab/>Kies </text:span></text:span><text:span text:style-name="Strong_20_Emphasis"><text:span text:style-name="T270">Schijfkopie terugzetten</text:span></text:span><text:span text:style-name="Strong_20_Emphasis"><text:span text:style-name="T252"> en selecteer </text:span></text:span><text:span text:style-name="Strong_20_Emphasis"><text:span text:style-name="T266">het net</text:span></text:span><text:span text:style-name="Strong_20_Emphasis"><text:span text:style-name="T264"> gedownloade CD-beeldbestand </text:span></text:span><text:span text:style-name="Strong_20_Emphasis"><text:span text:style-name="T265">(.iso)</text:span></text:span><text:span text:style-name="Strong_20_Emphasis"><text:span text:style-name="T264">.</text:span></text:span></text:p><text:p text:style-name="P103"><text:span text:style-name="Strong_20_Emphasis"><text:span text:style-name="T252"><text:tab/>Klik op </text:span></text:span><text:span text:style-name="Strong_20_Emphasis"><text:span text:style-name="T270">Terugzetten starten</text:span></text:span><text:span text:style-name="Strong_20_Emphasis"><text:span text:style-name="T252"> en vervolgens op </text:span></text:span><text:span text:style-name="Strong_20_Emphasis"><text:span text:style-name="T270">Terugzetten</text:span></text:span><text:span text:style-name="Strong_20_Emphasis"><text:span text:style-name="T253">, </text:span></text:span><text:span text:style-name="Strong_20_Emphasis"><text:span text:style-name="T254">o</text:span></text:span><text:span text:style-name="Strong_20_Emphasis"><text:span text:style-name="T255">f </text:span></text:span><text:span text:style-name="Strong_20_Emphasis"><text:span text:style-name="T256">gebruik </text:span></text:span><text:span text:style-name="Strong_20_Emphasis"><text:span text:style-name="T257">het programma </text:span></text:span><text:span text:style-name="Strong_20_Emphasis"><text:span text:style-name="T236">Etche</text:span></text:span><text:span text:style-name="Strong_20_Emphasis"><text:span text:style-name="T237">r</text:span></text:span><text:span text:style-name="Strong_20_Emphasis"><text:span text:style-name="T257"> </text:span></text:span><text:span text:style-name="Strong_20_Emphasis"><text:span text:style-name="T258">(</text:span></text:span><text:a xlink:type="simple" xlink:href="https://www.balena.io/etcher/" text:style-name="Internet_20_link" text:visited-style-name="Visited_20_Internet_20_Link"><text:span text:style-name="Strong_20_Emphasis"><text:span text:style-name="T386">etcher.io</text:span></text:span></text:a><text:span text:style-name="Strong_20_Emphasis"><text:span text:style-name="T258">); </text:span></text:span><text:span text:style-name="Strong_20_Emphasis"><text:span text:style-name="T236">Etche</text:span></text:span><text:span text:style-name="Strong_20_Emphasis"><text:span text:style-name="T237">r</text:span></text:span><text:span text:style-name="Strong_20_Emphasis"><text:span text:style-name="T259"> is</text:span></text:span><text:span text:style-name="Strong_20_Emphasis"><text:span text:style-name="T258"> </text:span></text:span><text:span text:style-name="Strong_20_Emphasis"><text:span text:style-name="T255">beschikbaar voor </text:span></text:span><text:span text:style-name="Strong_20_Emphasis"><text:span text:style-name="T252">Windows, </text:span></text:span><text:span text:style-name="Strong_20_Emphasis"><text:span text:style-name="T260">mac</text:span></text:span><text:span text:style-name="Strong_20_Emphasis"><text:span text:style-name="T261">OS</text:span></text:span><text:span text:style-name="Strong_20_Emphasis"><text:span text:style-name="T257">, </text:span></text:span><text:span text:style-name="Strong_20_Emphasis"><text:span text:style-name="T258">en </text:span></text:span><text:span text:style-name="Strong_20_Emphasis"><text:span text:style-name="T262">GNU/</text:span></text:span><text:span text:style-name="Strong_20_Emphasis"><text:span text:style-name="T257">Linux</text:span></text:span><text:span text:style-name="Strong_20_Emphasis"><text:span text:style-name="T263">.</text:span></text:span></text:p></text:note-body></text:note></text:span><text:span text:style-name="T198">.</text:span></text:p>
            <text:p text:style-name="P59"><text:span text:style-name="T203">Opstartmenu/</text:span><text:span text:style-name="T204">boot menu</text:span><text:span text:style-name="T203"> </text:span><text:span text:style-name="T198">via </text:span><text:span text:style-name="Definition"><text:span text:style-name="T5">opstartmenu</text:span></text:span><text:span text:style-name="T198">, </text:span><text:span text:style-name="T203">instellingen/</text:span><text:span text:style-name="T204">setup</text:span><text:span text:style-name="T198"> via </text:span><text:span text:style-name="Definition"><text:span text:style-name="T5">instellingen</text:span></text:span><text:span text:style-name="T198">.</text:span></text:p>
          </table:table-cell>
        </table:table-row>
        <table:table-row table:style-name="TableLine93918024531136">
          <table:table-cell table:style-name="_32_._5f_Installatie_5f_uitvoeren.A1" office:value-type="string">
            <text:p text:style-name="P6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47"><text:span text:style-name="Strong_20_Emphasis"><text:span text:style-name="T121">K</text:span></text:span><text:span text:style-name="Strong_20_Emphasis"><text:span text:style-name="T122">ies </text:span></text:span><text:span text:style-name="Strong_20_Emphasis"><text:span text:style-name="T123">eerste keuze </text:span></text:span><text:span text:style-name="Strong_20_Emphasis"><text:span text:style-name="T124">en druk op de </text:span></text:span><text:span text:style-name="Strong_20_Emphasis"><text:span text:style-name="T125">Enter</text:span></text:span><text:span text:style-name="Strong_20_Emphasis"><text:span text:style-name="T124">-toets.</text:span></text:span></text:p>
          </table:table-cell>
        </table:table-row>
        <table:table-row table:style-name="TableLine93918024767680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2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5"><text:span text:style-name="Strong_20_Emphasis"><text:span text:style-name="T65"><text:s/></text:span></text:span><text:span text:style-name="Strong_20_Emphasis"><text:span text:style-name="T118"><draw:control text:anchor-type="as-char" draw:z-index="18" draw:name="Vorm11_0" draw:style-name="gr1" draw:text-style-name="P114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64">V</text:span></text:span><text:span text:style-name="Strong_20_Emphasis"><text:span text:style-name="T44">olg de aanwijzingen </text:span></text:span><text:span text:style-name="Strong_20_Emphasis"><text:span text:style-name="T63">op de schermen</text:span></text:span><text:span text:style-name="Strong_20_Emphasis"><text:span text:style-name="T14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55"><text:span text:style-name="Strong_20_Emphasis"><text:span text:style-name="T45">Als het scherm </text:span></text:span><text:span text:style-name="Strong_20_Emphasis"><text:span text:style-name="T159">Wi-Fi</text:span></text:span><text:span text:style-name="Strong_20_Emphasis"><text:span text:style-name="T45"> verschijnt, kies een draadloos netwerk, maak verbinding, en klik op</text:span></text:span><text:span text:style-name="Strong_20_Emphasis"><text:span text:style-name="T129"> </text:span></text:span><text:span text:style-name="Strong_20_Emphasis"><text:span text:style-name="T184">N</text:span></text:span><text:span text:style-name="Strong_20_Emphasis"><text:span text:style-name="T157">ext</text:span></text:span><text:span text:style-name="Strong_20_Emphasis"><text:span text:style-name="T12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 table:style-name="TableLine93918024770288">
          <table:table-cell table:style-name="_32_._5f_Installatie_5f_uitvoeren.A1" office:value-type="string">
            <text:p text:style-name="P70"><text:span text:style-name="Strong_20_Emphasis"><text:span text:style-name="T65"><text:s/></text:span></text:span><text:span text:style-name="Strong_20_Emphasis"><text:span text:style-name="T118"><draw:control text:anchor-type="as-char" draw:z-index="16" draw:name="Vorm13_1" draw:style-name="gr1" draw:text-style-name="P114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79"><text:span text:style-name="Strong_20_Emphasis"><text:span text:style-name="T47">Start de installatie</text:span></text:span><text:span text:style-name="Strong_20_Emphasis"><text:span text:style-name="T130">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93">klik op </text:span></text:span><text:span text:style-name="Strong_20_Emphasis"><text:span text:style-name="T150">Activities</text:span></text:span><text:span text:style-name="Strong_20_Emphasis"><text:span text:style-name="T93"> en </text:span></text:span><text:span text:style-name="Strong_20_Emphasis"><text:span text:style-name="T94">een </text:span></text:span><text:span text:style-name="Strong_20_Emphasis"><text:span text:style-name="T93">klik op</text:span></text:span><text:span text:style-name="Strong_20_Emphasis"><text:span text:style-name="T95"> </text:span></text:span><text:span text:style-name="Strong_20_Emphasis"><text:span text:style-name="T151">Install Debian</text:span></text:span><text:span text:style-name="Strong_20_Emphasis"><text:span text:style-name="T48">.</text:span></text:span></text:p>
          </table:table-cell>
        </table:table-row>
        <table:table-row table:style-name="TableLine93918024770800">
          <table:table-cell table:style-name="_32_._5f_Installatie_5f_uitvoeren.A1" office:value-type="string">
            <text:p text:style-name="P64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76"><text:span text:style-name="Strong_20_Emphasis"><text:span text:style-name="T47">Bij </text:span></text:span><text:span text:style-name="Strong_20_Emphasis"><text:span text:style-name="T160">Welcome</text:span></text:span><text:span text:style-name="Strong_20_Emphasis"><text:span text:style-name="T47"> kies </text:span></text:span><text:span text:style-name="Strong_20_Emphasis"><text:span text:style-name="T160">Nederlands</text:span></text:span><text:span text:style-name="Strong_20_Emphasis"><text:span text:style-name="T47"> en klik op </text:span></text:span><text:span text:style-name="Strong_20_Emphasis"><text:span text:style-name="T160">Volgende</text:span></text:span><text:span text:style-name="Strong_20_Emphasis"><text:span text:style-name="T47">.</text:span></text:span></text:p>
          </table:table-cell>
        </table:table-row>
        <table:table-row table:style-name="TableLine93918024771424">
          <table:table-cell table:style-name="_32_._5f_Installatie_5f_uitvoeren.A1" office:value-type="string">
            <text:p text:style-name="P7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8">Locatie</text:span> kies bij <text:span text:style-name="T378">Regio</text:span> voor <text:span text:style-name="T378">Europa</text:span> en klik op <text:span text:style-name="T378">Volgende</text:span>.</text:p>
          </table:table-cell>
        </table:table-row>
        <table:table-row table:style-name="TableLine93918024772048">
          <table:table-cell table:style-name="_32_._5f_Installatie_5f_uitvoeren.A1" office:value-type="string">
            <text:p text:style-name="P78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9">Bij <text:span text:style-name="T378">Toetsenbord</text:span> kies <text:span text:style-name="T378">English (US)</text:span> en klik op <text:span text:style-name="T378">Volgende</text:span>.</text:p>
          </table:table-cell>
        </table:table-row>
        <table:table-row table:style-name="TableLine93918024772672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 table:style-name="TableLine93918024773296">
          <table:table-cell table:style-name="_32_._5f_Installatie_5f_uitvoeren.A1" office:value-type="string">
            <text:p text:style-name="P78"><text:span text:style-name="Strong_20_Emphasis"><text:span text:style-name="T65"><text:s/></text:span></text:span><text:span text:style-name="Strong_20_Emphasis"><text:span text:style-name="T118"><draw:control text:anchor-type="as-char" draw:z-index="19" draw:name="Vorm13_4" draw:style-name="gr1" draw:text-style-name="P114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76"><text:span text:style-name="T6">Bij </text:span><text:span text:style-name="T19">Partities</text:span><text:span text:style-name="T6"> </text:span><text:span text:style-name="T324">selecteer</text:span><text:span text:style-name="T6"> </text:span><text:span text:style-name="T7">de </text:span><text:span text:style-name="T6">gewenste </text:span><text:span text:style-name="T325">optie</text:span><text:span text:style-name="Strong_20_Emphasis"><text:span text:style-name="T47"> </text:span></text:span><text:span text:style-name="Strong_20_Emphasis"><text:span text:style-name="T49">en klik op </text:span></text:span><text:span text:style-name="Strong_20_Emphasis"><text:span text:style-name="T161">Volgende</text:span></text:span><text:span text:style-name="Strong_20_Emphasis"><text:span text:style-name="T49">.</text:span></text:span></text:p>
          </table:table-cell>
        </table:table-row>
        <table:table-row table:style-name="TableLine93918024773920"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3918024774544">
          <table:table-cell table:style-name="_32_._5f_Installatie_5f_uitvoer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3" draw:name="Vorm13" draw:style-name="gr1" draw:text-style-name="P114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77"><text:span text:style-name="Strong_20_Emphasis"><text:span text:style-name="T126">Bij </text:span></text:span><text:span text:style-name="Strong_20_Emphasis"><text:span text:style-name="T158">Gebruikers</text:span></text:span><text:span text:style-name="Strong_20_Emphasis"><text:span text:style-name="T126"> vul in </text:span></text:span><text:span text:style-name="Strong_20_Emphasis"><text:span text:style-name="T162">Wat is je naam?</text:span></text:span><text:span text:style-name="Strong_20_Emphasis"><text:span text:style-name="T50"> </text:span></text:span><text:span text:style-name="Definition"><text:span text:style-name="T15">gebruiker</text:span></text:span><text:span text:style-name="Strong_20_Emphasis"><text:span text:style-name="T115">,</text:span></text:span><text:span text:style-name="Strong_20_Emphasis"><text:span text:style-name="T51"> </text:span></text:span><text:span text:style-name="Strong_20_Emphasis"><text:span text:style-name="T162">Welke naam wil je gebruiken om in te loggen?</text:span></text:span><text:span text:style-name="Strong_20_Emphasis"><text:span text:style-name="T51"> </text:span></text:span><text:span text:style-name="Definition"><text:span text:style-name="T16">gebruikers</text:span></text:span><text:span text:style-name="Definition"><text:span text:style-name="T15">naam</text:span></text:span><text:span text:style-name="Strong_20_Emphasis"><text:span text:style-name="T47">, </text:span></text:span><text:span text:style-name="Strong_20_Emphasis"><text:span text:style-name="T163">Wat is de </text:span></text:span><text:span text:style-name="Strong_20_Emphasis"><text:span text:style-name="T162">naam van deze </text:span></text:span><text:span text:style-name="Strong_20_Emphasis"><text:span text:style-name="T163">computer</text:span></text:span><text:span text:style-name="Strong_20_Emphasis"><text:span text:style-name="T52"> </text:span></text:span><text:span text:style-name="Definition"><text:span text:style-name="T15">computernaam</text:span></text:span><text:span text:style-name="Strong_20_Emphasis"><text:span text:style-name="T50">, </text:span></text:span><text:span text:style-name="Strong_20_Emphasis"><text:span text:style-name="T51">v</text:span></text:span><text:span text:style-name="Strong_20_Emphasis"><text:span text:style-name="T50">ul </text:span></text:span><text:span text:style-name="Strong_20_Emphasis"><text:span text:style-name="T53">tweemaal het wachtwoord </text:span></text:span><text:span text:style-name="Strong_20_Emphasis"><text:span text:style-name="T50">in</text:span></text:span><text:span text:style-name="Strong_20_Emphasis"><text:span text:style-name="T142">,</text:span></text:span><text:span text:style-name="Strong_20_Emphasis"><text:span text:style-name="T50"> </text:span></text:span><text:span text:style-name="Strong_20_Emphasis"><text:span text:style-name="T54">en </text:span></text:span><text:span text:style-name="Strong_20_Emphasis"><text:span text:style-name="T50">kl</text:span></text:span><text:span text:style-name="Strong_20_Emphasis"><text:span text:style-name="T42">ik op </text:span></text:span><text:span text:style-name="Strong_20_Emphasis"><text:span text:style-name="T166">V</text:span></text:span><text:span text:style-name="Strong_20_Emphasis"><text:span text:style-name="T167">olgende</text:span></text:span><text:span text:style-name="Strong_20_Emphasis"><text:span text:style-name="T42">.</text:span></text:span></text:p>
          </table:table-cell>
        </table:table-row>
        <table:table-row table:style-name="TableLine93918024786768"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3918024787056">
          <table:table-cell table:style-name="_32_._5f_Installatie_5f_uitvoer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4" draw:name="Vorm14" draw:style-name="gr1" draw:text-style-name="P114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55">Bij </text:span></text:span><text:span text:style-name="Strong_20_Emphasis"><text:span text:style-name="T186">Samenvatting</text:span></text:span><text:span text:style-name="Strong_20_Emphasis"><text:span text:style-name="T138"> </text:span></text:span><text:span text:style-name="Strong_20_Emphasis"><text:span text:style-name="T139">controleer het overzicht en</text:span></text:span><text:span text:style-name="Strong_20_Emphasis"><text:span text:style-name="T54"> </text:span></text:span><text:span text:style-name="Strong_20_Emphasis"><text:span text:style-name="T50">kl</text:span></text:span><text:span text:style-name="Strong_20_Emphasis"><text:span text:style-name="T42">ik op </text:span></text:span><text:span text:style-name="Strong_20_Emphasis"><text:span text:style-name="T168">Installeer</text:span></text:span><text:span text:style-name="Strong_20_Emphasis"><text:span text:style-name="T42">.</text:span></text:span></text:p>
          </table:table-cell>
        </table:table-row>
        <table:table-row table:style-name="TableLine93918024787344">
          <table:table-cell table:style-name="_32_._5f_Installatie_5f_uitvoeren.A1" office:value-type="string">
            <text:p text:style-name="P80"><text:span text:style-name="Strong_20_Emphasis"><text:span text:style-name="T65"/></text:span></text:p>
          </table:table-cell>
          <table:table-cell table:style-name="_32_._5f_Installatie_5f_uitvoeren.A1" office:value-type="string">
            <text:p text:style-name="P80"><text:span text:style-name="Strong_20_Emphasis"><text:span text:style-name="T55">Bij </text:span></text:span><text:span text:style-name="Strong_20_Emphasis"><text:span text:style-name="T187">Beëindigen</text:span></text:span><text:span text:style-name="Strong_20_Emphasis"><text:span text:style-name="T138"> </text:span></text:span><text:span text:style-name="Strong_20_Emphasis"><text:span text:style-name="T50">kl</text:span></text:span><text:span text:style-name="Strong_20_Emphasis"><text:span text:style-name="T42">ik op </text:span></text:span><text:span text:style-name="Strong_20_Emphasis"><text:span text:style-name="T169">Voltooid</text:span></text:span><text:span text:style-name="Strong_20_Emphasis"><text:span text:style-name="T42">.</text:span></text:span></text:p>
          </table:table-cell>
        </table:table-row>
        <table:table-row table:style-name="TableLine93918024787632">
          <table:table-cell table:style-name="_32_._5f_Installatie_5f_uitvoeren.A1" office:value-type="string">
            <text:p text:style-name="P21"/>
          </table:table-cell>
          <table:table-cell table:style-name="_32_._5f_Installatie_5f_uitvoeren.A1" office:value-type="string">
            <text:p text:style-name="P40"/>
          </table:table-cell>
        </table:table-row>
        <table:table-row table:style-name="TableLine93918024787920">
          <table:table-cell table:style-name="_32_._5f_Installatie_5f_uitvoer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5" draw:name="Vorm20" draw:style-name="gr1" draw:text-style-name="P11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131">Verwijder </text:span></text:span><text:span text:style-name="Strong_20_Emphasis"><text:span text:style-name="T132">het </text:span></text:span><text:span text:style-name="Strong_20_Emphasis"><text:span text:style-name="T131">installatiemedium </text:span></text:span><text:span text:style-name="Strong_20_Emphasis"><text:span text:style-name="T133">en</text:span></text:span><text:span text:style-name="Strong_20_Emphasis"><text:span text:style-name="T131"> </text:span></text:span><text:span text:style-name="Strong_20_Emphasis"><text:span text:style-name="T134">druk </text:span></text:span><text:span text:style-name="Strong_20_Emphasis"><text:span text:style-name="T135">op</text:span></text:span><text:span text:style-name="Strong_20_Emphasis"><text:span text:style-name="T134"> </text:span></text:span><text:span text:style-name="Strong_20_Emphasis"><text:span text:style-name="T124">de </text:span></text:span><text:span text:style-name="Strong_20_Emphasis"><text:span text:style-name="T125">Enter</text:span></text:span><text:span text:style-name="Strong_20_Emphasis"><text:span text:style-name="T124">-toets</text:span></text:span><text:span text:style-name="Strong_20_Emphasis"><text:span text:style-name="T136">.</text:span></text:span></text:p>
          </table:table-cell>
        </table:table-row>
      </table:table>
      <text:p text:style-name="P58"><text:span text:style-name="Strong_20_Emphasis"><text:span text:style-name="T134"/></text:span></text:p>
      <text:list xml:id="list93060974189467" text:continue-numbering="true" text:style-name="L1">
        <text:list-item>
          <text:p text:style-name="P113"><text:span text:style-name="Strong_20_Emphasis"><text:span text:style-name="T188">Installatie </text:span></text:span><text:span text:style-name="Strong_20_Emphasis"><text:span text:style-name="T189">afronden</text:span></text:span></text:p>
        </text:list-item>
      </text:list>
      <text:p text:style-name="P60"><text:span text:style-name="Strong_20_Emphasis"><text:span text:style-name="T5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3918024746656">
          <table:table-cell table:style-name="_33_._5f_Installatie_5f_afronden.A1" office:value-type="string">
            <text:p text:style-name="P65"><text:span text:style-name="Strong_20_Emphasis"><text:span text:style-name="T65"><text:s/></text:span></text:span><text:span text:style-name="Strong_20_Emphasis"><text:span text:style-name="T118"><draw:control text:anchor-type="as-char" draw:z-index="6" draw:name="Vorm22" draw:style-name="gr1" draw:text-style-name="P114" svg:width="0.35cm" svg:height="0.35cm" draw:control="control7"/></text:span></text:span></text:p>
          </table:table-cell>
          <table:table-cell table:style-name="_33_._5f_Installatie_5f_afronden.A1" office:value-type="string">
            <text:p text:style-name="P63"><text:span text:style-name="Strong_20_Emphasis"><text:span text:style-name="T56">Aanmelden als </text:span></text:span><text:span text:style-name="Definition"><text:span text:style-name="T15">gebruiker</text:span></text:span><text:span text:style-name="Strong_20_Emphasis"><text:span text:style-name="T56">.</text:span></text:span></text:p>
          </table:table-cell>
        </table:table-row>
        <table:table-row table:style-name="TableLine93918024829264"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18024913120">
          <table:table-cell table:style-name="_33_._5f_Installatie_5f_afronden.A1" office:value-type="string">
            <text:p text:style-name="P73"><text:span text:style-name="Strong_20_Emphasis"><text:span text:style-name="T65"><text:s/></text:span></text:span><text:span text:style-name="Strong_20_Emphasis"><text:span text:style-name="T118"><draw:control text:anchor-type="as-char" draw:z-index="17" draw:name="Vorm22_1" draw:style-name="gr1" draw:text-style-name="P11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9"><text:span text:style-name="Strong_20_Emphasis"><text:span text:style-name="T42">O</text:span></text:span><text:span text:style-name="Strong_20_Emphasis"><text:span text:style-name="T43">p </text:span></text:span><text:span text:style-name="Strong_20_Emphasis"><text:span text:style-name="T44">de volgende schermen volg de aanwijzingen en klik op</text:span></text:span><text:span text:style-name="Strong_20_Emphasis"><text:span text:style-name="T129"> </text:span></text:span><text:span text:style-name="Strong_20_Emphasis"><text:span text:style-name="T190">Volgende </text:span></text:span><text:span text:style-name="Strong_20_Emphasis"><text:span text:style-name="T140">of </text:span></text:span><text:span text:style-name="Strong_20_Emphasis"><text:span text:style-name="T191">Overslaan</text:span></text:span><text:span text:style-name="Strong_20_Emphasis"><text:span text:style-name="T129">.</text:span></text:span></text:p>
          </table:table-cell>
        </table:table-row>
        <table:table-row table:style-name="TableLine9391802491208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4"><text:span text:style-name="Strong_20_Emphasis"><text:span text:style-name="T42">O</text:span></text:span><text:span text:style-name="Strong_20_Emphasis"><text:span text:style-name="T43">p het scherm </text:span></text:span><text:span text:style-name="Strong_20_Emphasis"><text:span text:style-name="T192">Installatie Voltooid</text:span></text:span><text:span text:style-name="Strong_20_Emphasis"><text:span text:style-name="T185"> </text:span></text:span><text:span text:style-name="Strong_20_Emphasis"><text:span text:style-name="T129">klik op </text:span></text:span><text:span text:style-name="Strong_20_Emphasis"><text:span text:style-name="T192">Beginnen met</text:span></text:span><text:span text:style-name="Strong_20_Emphasis"><text:span text:style-name="T183"> Debian GNU/Linux</text:span></text:span><text:span text:style-name="Strong_20_Emphasis"><text:span text:style-name="T129">.</text:span></text:span></text:p>
          </table:table-cell>
        </table:table-row>
        <table:table-row table:style-name="TableLine93918024974992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50"><text:span text:style-name="Strong_20_Emphasis"><text:span text:style-name="T46">Sluit het scherm </text:span></text:span><text:span text:style-name="Strong_20_Emphasis"><text:span text:style-name="T193">Aan de slag</text:span></text:span><text:span text:style-name="Strong_20_Emphasis"><text:span text:style-name="T46">.</text:span></text:span></text:p>
          </table:table-cell>
        </table:table-row>
        <table:table-row table:style-name="TableLine93918024863440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63"><text:span text:style-name="Strong_20_Emphasis"><text:span text:style-name="T129"/></text:span></text:p>
          </table:table-cell>
        </table:table-row>
        <table:table-row table:style-name="TableLine93918024925760">
          <table:table-cell table:style-name="_33_._5f_Installatie_5f_afronden.A1" office:value-type="string">
            <text:p text:style-name="P65"><text:span text:style-name="Strong_20_Emphasis"><text:span text:style-name="T65"><text:s/></text:span></text:span><text:span text:style-name="Strong_20_Emphasis"><text:span text:style-name="T118"><draw:control text:anchor-type="as-char" draw:z-index="7" draw:name="Vorm23" draw:style-name="gr1" draw:text-style-name="P114" svg:width="0.35cm" svg:height="0.35cm" draw:control="control8"/></text:span></text:span></text:p>
          </table:table-cell>
          <table:table-cell table:style-name="_33_._5f_Installatie_5f_afronden.A1" office:value-type="string">
            <text:p text:style-name="P97"><text:span text:style-name="Strong_20_Emphasis"><text:span text:style-name="T57">Voeg </text:span></text:span><text:span text:style-name="Strong_20_Emphasis"><text:span text:style-name="T58">eventuele </text:span></text:span><text:span text:style-name="Strong_20_Emphasis"><text:span text:style-name="T59">extra </text:span></text:span><text:span text:style-name="Strong_20_Emphasis"><text:span text:style-name="T164">Standaard</text:span></text:span><text:span text:style-name="Strong_20_Emphasis"><text:span text:style-name="T62"> of </text:span></text:span><text:span text:style-name="Strong_20_Emphasis"><text:span text:style-name="T164">Beheerder</text:span></text:span><text:span text:style-name="Strong_20_Emphasis"><text:span text:style-name="T59"> </text:span></text:span><text:span text:style-name="Definition"><text:span text:style-name="T26">gebruiker</text:span></text:span><text:span text:style-name="Strong_20_Emphasis"><text:span text:style-name="T137">s </text:span></text:span><text:span text:style-name="Strong_20_Emphasis"><text:span text:style-name="T130">toe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70">druk op de </text:span></text:span><text:span text:style-name="Strong_20_Emphasis"><text:span text:style-name="T84">Super</text:span></text:span><text:span text:style-name="Strong_20_Emphasis"><text:span text:style-name="T70">-toets</text:span></text:span><text:span text:style-name="Strong_20_Emphasis"><text:span text:style-name="T70"><text:note text:id="ftn8" text:note-class="footnote"><text:note-citation>1</text:note-citation><text:note-body><text:p text:style-name="P25"><text:span text:style-name="T290">De </text:span><text:span text:style-name="T291">Super</text:span><text:span text:style-name="T290">-toets is de Windows</text:span><text:span text:style-name="T292">-</text:span><text:span text:style-name="T293">toets</text:span><text:span text:style-name="T290">, </text:span><text:span text:style-name="T292">C</text:span><text:span text:style-name="T290">ommand-</text:span><text:span text:style-name="T293">toets</text:span><text:span text:style-name="T290">, of </text:span><text:span text:style-name="T292">V</text:span><text:span text:style-name="T290">ergrootglas-toets.</text:span></text:p></text:note-body></text:note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52">geb</text:span></text:span><text:span text:style-name="Strong_20_Emphasis"><text:span text:style-name="T153">r</text:span></text:span><text:span text:style-name="Strong_20_Emphasis"><text:span text:style-name="T70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</text:span></text:span><text:span text:style-name="Strong_20_Emphasis"><text:span text:style-name="T96">bij </text:span></text:span><text:span text:style-name="Strong_20_Emphasis"><text:span text:style-name="T170">Instellingen </text:span></text:span><text:span text:style-name="Strong_20_Emphasis"><text:span text:style-name="T97">rechts o</text:span></text:span><text:span text:style-name="Strong_20_Emphasis"><text:span text:style-name="T67">p </text:span></text:span><text:span text:style-name="Strong_20_Emphasis"><text:span text:style-name="T171">Gebruikers</text:span></text:span><text:span text:style-name="Strong_20_Emphasis"><text:span text:style-name="T98">.</text:span></text:span></text:p>
          </table:table-cell>
        </table:table-row>
        <table:table-row table:style-name="TableLine93918024876928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3"><text:span text:style-name="Strong_20_Emphasis"><text:span text:style-name="T127">Klik links</text:span></text:span><text:span text:style-name="Strong_20_Emphasis"><text:span text:style-name="T143"> </text:span></text:span><text:span text:style-name="Strong_20_Emphasis"><text:span text:style-name="T99">op </text:span></text:span><text:span text:style-name="Strong_20_Emphasis"><text:span text:style-name="T154">Ontgrendelen</text:span></text:span><text:span text:style-name="Strong_20_Emphasis"><text:span text:style-name="T99"> </text:span></text:span><text:span text:style-name="Strong_20_Emphasis"><text:span text:style-name="T100">en daarna op </text:span></text:span><text:span text:style-name="Strong_20_Emphasis"><text:span text:style-name="T177">Gebruik</text:span></text:span><text:span text:style-name="Strong_20_Emphasis"><text:span text:style-name="T178">er</text:span></text:span><text:span text:style-name="Strong_20_Emphasis"><text:span text:style-name="T177"> toevoegen</text:span></text:span><text:span text:style-name="Strong_20_Emphasis"><text:span text:style-name="T100">.</text:span></text:span></text:p>
          </table:table-cell>
        </table:table-row>
        <table:table-row table:style-name="TableLine9391802486046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83"><text:span text:style-name="Strong_20_Emphasis"><text:span text:style-name="T143">Sluit </text:span></text:span><text:span text:style-name="Strong_20_Emphasis"><text:span text:style-name="T177">Gebruiker toevoegen</text:span></text:span><text:span text:style-name="Strong_20_Emphasis"><text:span text:style-name="T100">.</text:span></text:span></text:p>
          </table:table-cell>
        </table:table-row>
        <table:table-row table:style-name="TableLine93918024846544"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14"/>
          </table:table-cell>
        </table:table-row>
        <table:table-row table:style-name="TableLine93918024840864">
          <table:table-cell table:style-name="_33_._5f_Installatie_5f_afronden.A1" office:value-type="string">
            <text:p text:style-name="P64"><text:span text:style-name="Strong_20_Emphasis"><text:span text:style-name="T65"><text:s/></text:span></text:span><text:span text:style-name="Strong_20_Emphasis"><text:span text:style-name="T118"><draw:control text:anchor-type="as-char" draw:z-index="15" draw:name="Vorm4_1" draw:style-name="gr1" draw:text-style-name="P11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106"><text:span text:style-name="Strong_20_Emphasis"><text:span text:style-name="T65">Installeer </text:span></text:span><text:span text:style-name="Strong_20_Emphasis"><text:span text:style-name="T114">pakket kz</text:span></text:span><text:span text:style-name="Strong_20_Emphasis"><text:span text:style-name="T114"><text:note text:id="ftn9" text:note-class="footnote"><text:note-citation>2</text:note-citation><text:note-body><text:p text:style-name="P108"><text:span text:style-name="T418">Debian-</text:span><text:span text:style-name="T419">p</text:span>akket kz plaatst documenten en scripts van Karel Zimmer <text:span text:style-name="T417">(zie </text:span><text:a xlink:type="simple" xlink:href="https://karelzimmer.nl/" text:style-name="Internet_20_link" text:visited-style-name="Visited_20_Internet_20_Link"><text:span text:style-name="Strong_20_Emphasis"><text:span text:style-name="T387">karelzimmer.nl</text:span></text:span></text:a><text:span text:style-name="Strong_20_Emphasis"><text:span text:style-name="T267">) </text:span></text:span>voor het installeren en beheren van <text:span text:style-name="T416">Debian</text:span> <text:span text:style-name="T416">GNU/</text:span>Linux.</text:p></text:note-body></text:note></text:span></text:span><text:span text:style-name="Strong_20_Emphasis"><text:span text:style-name="T114"> </text:span></text:span><text:span text:style-name="Strong_20_Emphasis"><text:span text:style-name="T67">via </text:span></text:span><text:span text:style-name="Strong_20_Emphasis"><text:span text:style-name="T69">een </text:span></text:span><text:span text:style-name="Strong_20_Emphasis"><text:span text:style-name="T70">druk op de </text:span></text:span><text:span text:style-name="Strong_20_Emphasis"><text:span text:style-name="T84">Super</text:span></text:span><text:span text:style-name="Strong_20_Emphasis"><text:span text:style-name="T70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45">ter</text:span></text:span><text:span text:style-name="Strong_20_Emphasis"><text:span text:style-name="T146">m</text:span></text:span><text:span text:style-name="Strong_20_Emphasis"><text:span text:style-name="T73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47">Terminalvenster</text:span></text:span><text:span text:style-name="Strong_20_Emphasis"><text:span text:style-name="T73">. </text:span></text:span></text:p>
          </table:table-cell>
        </table:table-row>
        <table:table-row table:style-name="TableLine93918024955216">
          <table:table-cell table:style-name="_33_._5f_Installatie_5f_afronden.A1" office:value-type="string">
            <text:p text:style-name="P68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71"><text:span text:style-name="T4">Typ</text:span><text:span text:style-name="Strong_20_Emphasis"><text:span text:style-name="T77">, of </text:span></text:span><text:span text:style-name="Strong_20_Emphasis"><text:span text:style-name="T73">kopieer en plak, de</text:span></text:span><text:span text:style-name="Strong_20_Emphasis"><text:span text:style-name="T101">z</text:span></text:span><text:span text:style-name="Strong_20_Emphasis"><text:span text:style-name="T102">e</text:span></text:span><text:span text:style-name="Strong_20_Emphasis"><text:span text:style-name="T73"> </text:span></text:span><text:span text:style-name="Strong_20_Emphasis"><text:span text:style-name="T79">drie </text:span></text:span><text:span text:style-name="Strong_20_Emphasis"><text:span text:style-name="T73">opdrachten, ieder gevolgd door de </text:span></text:span><text:span text:style-name="Strong_20_Emphasis"><text:span text:style-name="T68">Enter</text:span></text:span><text:span text:style-name="Strong_20_Emphasis"><text:span text:style-name="T67">-toets:<text:line-break/></text:span></text:span><text:span text:style-name="User_20_Entry"><text:span text:style-name="T34">sudo</text:span></text:span><text:span text:style-name="User_20_Entry"><text:span text:style-name="T35"> </text:span></text:span><text:span text:style-name="User_20_Entry"><text:span text:style-name="T34">apt install wget</text:span></text:span><text:span text:style-name="User_20_Entry"><text:span text:style-name="T35"><text:line-break/>wget karelzimmer.nl/</text:span></text:span><text:span text:style-name="User_20_Entry"><text:span text:style-name="T36">kz</text:span></text:span><text:span text:style-name="User_20_Entry"><text:span text:style-name="T35"><text:line-break/>bash </text:span></text:span><text:span text:style-name="User_20_Entry"><text:span text:style-name="T36">kz</text:span></text:span></text:p>
          </table:table-cell>
        </table:table-row>
        <table:table-row table:style-name="TableLine93918024974512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6"><text:span text:style-name="Strong_20_Emphasis"><text:span text:style-name="T79">V</text:span></text:span><text:span text:style-name="Strong_20_Emphasis"><text:span text:style-name="T80">olg </text:span></text:span><text:span text:style-name="Strong_20_Emphasis"><text:span text:style-name="T81">de aanwijzingen op het scherm.</text:span></text:span></text:p>
          </table:table-cell>
        </table:table-row>
        <table:table-row table:style-name="TableLine93918024971824"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 table:style-name="TableLine93918024973440">
          <table:table-cell table:style-name="_33_._5f_Installatie_5f_afronden.A1" office:value-type="string">
            <text:p text:style-name="P65"><text:span text:style-name="Strong_20_Emphasis"><text:span text:style-name="T65"><text:s/></text:span></text:span><text:span text:style-name="Strong_20_Emphasis"><text:span text:style-name="T118"><draw:control text:anchor-type="as-char" draw:z-index="8" draw:name="Vorm33" draw:style-name="gr1" draw:text-style-name="P114" svg:width="0.35cm" svg:height="0.35cm" draw:control="control9"/></text:span></text:span></text:p>
          </table:table-cell>
          <table:table-cell table:style-name="_33_._5f_Installatie_5f_afronden.A1" office:value-type="string">
            <text:p text:style-name="P66"><text:span text:style-name="Strong_20_Emphasis"><text:span text:style-name="T103">Rond de</text:span></text:span><text:span text:style-name="Strong_20_Emphasis"><text:span text:style-name="T104"> installatie </text:span></text:span><text:span text:style-name="Strong_20_Emphasis"><text:span text:style-name="T103">af</text:span></text:span><text:span text:style-name="Strong_20_Emphasis"><text:span text:style-name="T103"><text:note text:id="ftn10" text:note-class="footnote"><text:note-citation>3</text:note-citation><text:note-body><text:p text:style-name="P102">De installatie kan <text:span text:style-name="T397">ge</text:span>controle<text:span text:style-name="T397">e</text:span>r<text:span text:style-name="T397">d worden </text:span>op volledigheid met <text:span text:style-name="T398">bestand</text:span> <text:span text:style-name="T379">Persoonlijke map / kz / Apps</text:span>.</text:p></text:note-body></text:note></text:span></text:span><text:span text:style-name="Strong_20_Emphasis"><text:span text:style-name="T103"> </text:span></text:span><text:span text:style-name="Strong_20_Emphasis"><text:span text:style-name="T67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76"> de </text:span></text:span><text:span text:style-name="Strong_20_Emphasis"><text:span text:style-name="T84">Super</text:span></text:span><text:span text:style-name="Strong_20_Emphasis"><text:span text:style-name="T76">-toets</text:span></text:span><text:span text:style-name="Strong_20_Emphasis"><text:span text:style-name="T38"><text:note-ref text:note-class="footnote" text:reference-format="text" text:ref-name="ftn8">1</text:note-ref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55">men</text:span></text:span><text:span text:style-name="Strong_20_Emphasis"><text:span text:style-name="T149">u</text:span></text:span><text:span text:style-name="Strong_20_Emphasis"><text:span text:style-name="T70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72">Installatiem</text:span></text:span><text:span text:style-name="Strong_20_Emphasis"><text:span text:style-name="T173">enu</text:span></text:span><text:span text:style-name="Strong_20_Emphasis"><text:span text:style-name="T70">.</text:span></text:span></text:p>
          </table:table-cell>
        </table:table-row>
        <table:table-row table:style-name="TableLine93918024908048">
          <table:table-cell table:style-name="_33_._5f_Installatie_5f_afronden.A1" office:value-type="string">
            <text:p text:style-name="P65"><text:span text:style-name="Strong_20_Emphasis"><text:span text:style-name="T65"/></text:span></text:p>
          </table:table-cell>
          <table:table-cell table:style-name="_33_._5f_Installatie_5f_afronden.A1" office:value-type="string">
            <text:p text:style-name="P84"><text:span text:style-name="Strong_20_Emphasis"><text:span text:style-name="T90">K</text:span></text:span><text:span text:style-name="Strong_20_Emphasis"><text:span text:style-name="T88">ie</text:span></text:span><text:span text:style-name="Strong_20_Emphasis"><text:span text:style-name="T89">s </text:span></text:span><text:span text:style-name="Strong_20_Emphasis"><text:span text:style-name="T179">3 </text:span></text:span><text:span text:style-name="Strong_20_Emphasis"><text:span text:style-name="T180">Installatie</text:span></text:span><text:span text:style-name="Strong_20_Emphasis"><text:span text:style-name="T181"> </text:span></text:span><text:span text:style-name="Strong_20_Emphasis"><text:span text:style-name="T182">afronden</text:span></text:span><text:span text:style-name="Strong_20_Emphasis"><text:span text:style-name="T90"> </text:span></text:span><text:span text:style-name="Strong_20_Emphasis"><text:span text:style-name="T91">en </text:span></text:span><text:span text:style-name="Strong_20_Emphasis"><text:span text:style-name="T107">v</text:span></text:span><text:span text:style-name="Strong_20_Emphasis"><text:span text:style-name="T81">olg de aanwijzingen op het scherm.</text:span></text:span></text:p>
          </table:table-cell>
        </table:table-row>
        <table:table-row table:style-name="TableLine93918024943120"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84"/>
          </table:table-cell>
        </table:table-row>
        <table:table-row table:style-name="TableLine93918024879552">
          <table:table-cell table:style-name="_33_._5f_Installatie_5f_afronden.A1" office:value-type="string">
            <text:p text:style-name="P94"><text:span text:style-name="Strong_20_Emphasis"><text:span text:style-name="T65"><text:s/></text:span></text:span><text:span text:style-name="Strong_20_Emphasis"><text:span text:style-name="T118"><draw:control text:anchor-type="as-char" draw:z-index="23" draw:name="Vorm33_0" draw:style-name="gr1" draw:text-style-name="P114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93">Herstart de computer</text:p>
          </table:table-cell>
        </table:table-row>
      </table:table>
      <text:p text:style-name="P60"><text:span text:style-name="Strong_20_Emphasis"><text:span text:style-name="T56"><text:tab/></text:span></text:span></text:p>
      <text:p text:style-name="P61"><text:span text:style-name="Strong_20_Emphasis"><text:span text:style-name="T91"/></text:span></text:p>
      <text:p text:style-name="P62"><text:span text:style-name="Strong_20_Emphasis"><text:span text:style-name="T81"/></text:span></text:p>
      <text:list xml:id="list93059047820858" text:continue-numbering="true" text:style-name="L1">
        <text:list-item>
          <text:p text:style-name="P112"><text:span text:style-name="Strong_20_Emphasis"><text:span text:style-name="T2">Gebruiker inrichten</text:span></text:span></text:p>
        </text:list-item>
      </text:list>
      <text:p text:style-name="P44"/>
      <table:table table:name="Tabel2" table:style-name="Tabel2">
        <table:table-column table:style-name="Tabel2.A"/>
        <table:table-column table:style-name="Tabel2.B"/>
        <table:table-row table:style-name="TableLine93918024849616">
          <table:table-cell table:style-name="Tabel2.A1" office:value-type="string">
            <text:p text:style-name="P81"><text:span text:style-name="Strong_20_Emphasis"><text:span text:style-name="T65"><text:s/></text:span></text:span><text:span text:style-name="Strong_20_Emphasis"><text:span text:style-name="T118"><draw:control text:anchor-type="as-char" draw:z-index="20" draw:name="Vorm36_0" draw:style-name="gr1" draw:text-style-name="P114" svg:width="0.35cm" svg:height="0.35cm" draw:control="control21"/></text:span></text:span></text:p>
          </table:table-cell>
          <table:table-cell table:style-name="Tabel2.A1" office:value-type="string">
            <text:p text:style-name="P52"><text:span text:style-name="Strong_20_Emphasis"><text:span text:style-name="T56">Aanmelden als </text:span></text:span><text:span text:style-name="Definition"><text:span text:style-name="T15">gebruiker</text:span></text:span><text:span text:style-name="Strong_20_Emphasis"><text:span text:style-name="T66"><text:note text:id="ftn11" text:note-class="footnote"><text:note-citation>1</text:note-citation><text:note-body><text:p text:style-name="P89"><text:span text:style-name="User_20_Entry"><text:span text:style-name="T207">E</text:span></text:span><text:span text:style-name="User_20_Entry"><text:span text:style-name="T226">v</text:span></text:span><text:span text:style-name="User_20_Entry"><text:span text:style-name="T227">en</text:span></text:span><text:span text:style-name="User_20_Entry"><text:span text:style-name="T229">t</text:span></text:span><text:span text:style-name="User_20_Entry"><text:span text:style-name="T230">uele </text:span></text:span><text:span text:style-name="User_20_Entry"><text:span text:style-name="T231">extra </text:span></text:span><text:span text:style-name="User_20_Entry"><text:span text:style-name="T234">gebruiker</text:span></text:span><text:span text:style-name="User_20_Entry"><text:span text:style-name="T231">s aanmelden </text:span></text:span><text:span text:style-name="User_20_Entry"><text:span text:style-name="T232">en dezelfde stappen uitvoeren</text:span></text:span><text:span text:style-name="User_20_Entry"><text:span text:style-name="T228">.</text:span></text:span></text:p></text:note-body></text:note></text:span></text:span><text:span text:style-name="Strong_20_Emphasis"><text:span text:style-name="T56">.</text:span></text:span></text:p>
          </table:table-cell>
        </table:table-row>
        <table:table-row table:style-name="TableLine93918025047152"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 table:style-name="TableLine93918024883280">
          <table:table-cell table:style-name="Tabel2.A1" office:value-type="string">
            <text:p text:style-name="P85"><text:span text:style-name="Strong_20_Emphasis"><text:span text:style-name="T65"><text:s/></text:span></text:span><text:span text:style-name="Strong_20_Emphasis"><text:span text:style-name="T118"><draw:control text:anchor-type="as-char" draw:z-index="21" draw:name="Vorm36_2" draw:style-name="gr1" draw:text-style-name="P114" svg:width="0.35cm" svg:height="0.35cm" draw:control="control22"/></text:span></text:span></text:p>
          </table:table-cell>
          <table:table-cell table:style-name="Tabel2.A1" office:value-type="string">
            <text:p text:style-name="P51"><text:span text:style-name="Strong_20_Emphasis"><text:span text:style-name="T108">R</text:span></text:span><text:span text:style-name="Strong_20_Emphasis"><text:span text:style-name="T109">icht </text:span></text:span><text:span text:style-name="Strong_20_Emphasis"><text:span text:style-name="T110">de </text:span></text:span><text:span text:style-name="Definition"><text:span text:style-name="T27">gebruiker</text:span></text:span><text:span text:style-name="Strong_20_Emphasis"><text:span text:style-name="T109"> </text:span></text:span><text:span text:style-name="Strong_20_Emphasis"><text:span text:style-name="T111">in </text:span></text:span><text:span text:style-name="Strong_20_Emphasis"><text:span text:style-name="T67">via </text:span></text:span><text:span text:style-name="Strong_20_Emphasis"><text:span text:style-name="T105">een</text:span></text:span><text:span text:style-name="Strong_20_Emphasis"><text:span text:style-name="T106"> druk</text:span></text:span><text:span text:style-name="Strong_20_Emphasis"><text:span text:style-name="T105"> op</text:span></text:span><text:span text:style-name="Strong_20_Emphasis"><text:span text:style-name="T76"> de </text:span></text:span><text:span text:style-name="Strong_20_Emphasis"><text:span text:style-name="T84">Super</text:span></text:span><text:span text:style-name="Strong_20_Emphasis"><text:span text:style-name="T76">-toets</text:span></text:span><text:span text:style-name="Strong_20_Emphasis"><text:span text:style-name="T38"><text:note text:id="ftn12" text:note-class="footnote"><text:note-citation>2</text:note-citation><text:note-body><text:p text:style-name="P26"><text:span text:style-name="T290">D</text:span>e <text:span text:style-name="T390">Super</text:span>-toets <text:span text:style-name="T290">is </text:span>de Windows<text:span text:style-name="T388">-</text:span><text:span text:style-name="T389">toets</text:span>, <text:span text:style-name="T388">C</text:span>ommand-<text:span text:style-name="T389">toets</text:span>, of <text:span text:style-name="T388">V</text:span>ergrootglas-toets.</text:p></text:note-body></text:note></text:span></text:span><text:span text:style-name="Strong_20_Emphasis"><text:span text:style-name="T69">, </text:span></text:span><text:span text:style-name="Strong_20_Emphasis"><text:span text:style-name="T71">t</text:span></text:span><text:span text:style-name="Strong_20_Emphasis"><text:span text:style-name="T72">yp </text:span></text:span><text:span text:style-name="Strong_20_Emphasis"><text:span text:style-name="T155">men</text:span></text:span><text:span text:style-name="Strong_20_Emphasis"><text:span text:style-name="T149">u</text:span></text:span><text:span text:style-name="Strong_20_Emphasis"><text:span text:style-name="T70"> </text:span></text:span><text:span text:style-name="Strong_20_Emphasis"><text:span text:style-name="T74">e</text:span></text:span><text:span text:style-name="Strong_20_Emphasis"><text:span text:style-name="T67">n </text:span></text:span><text:span text:style-name="Strong_20_Emphasis"><text:span text:style-name="T75">k</text:span></text:span><text:span text:style-name="Strong_20_Emphasis"><text:span text:style-name="T67">lik op het pictogram van </text:span></text:span><text:span text:style-name="Strong_20_Emphasis"><text:span text:style-name="T172">Installatiem</text:span></text:span><text:span text:style-name="Strong_20_Emphasis"><text:span text:style-name="T173">enu</text:span></text:span><text:span text:style-name="Strong_20_Emphasis"><text:span text:style-name="T70">.</text:span></text:span></text:p>
          </table:table-cell>
        </table:table-row>
        <table:table-row table:style-name="TableLine9391802505051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><text:span text:style-name="Strong_20_Emphasis"><text:span text:style-name="T90">K</text:span></text:span><text:span text:style-name="Strong_20_Emphasis"><text:span text:style-name="T88">ie</text:span></text:span><text:span text:style-name="Strong_20_Emphasis"><text:span text:style-name="T89">s </text:span></text:span><text:span text:style-name="Strong_20_Emphasis"><text:span text:style-name="T179">4 </text:span></text:span><text:span text:style-name="Strong_20_Emphasis"><text:span text:style-name="T156">Gebruiker inrichten</text:span></text:span><text:span text:style-name="Strong_20_Emphasis"><text:span text:style-name="T90"> </text:span></text:span><text:span text:style-name="Strong_20_Emphasis"><text:span text:style-name="T91">en </text:span></text:span><text:span text:style-name="Strong_20_Emphasis"><text:span text:style-name="T112">v</text:span></text:span><text:span text:style-name="Strong_20_Emphasis"><text:span text:style-name="T81">olg de aanwijzingen op het scherm</text:span></text:span><text:span text:style-name="Strong_20_Emphasis"><text:span text:style-name="T144">.</text:span></text:span></text:p>
          </table:table-cell>
        </table:table-row>
        <table:table-row table:style-name="TableLine93918025063632"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51"/>
          </table:table-cell>
        </table:table-row>
        <table:table-row table:style-name="TableLine93918025046464">
          <table:table-cell table:style-name="Tabel2.A1" office:value-type="string">
            <text:p text:style-name="P22"><text:span text:style-name="Strong_20_Emphasis"><text:span text:style-name="T116"><text:s/></text:span></text:span><text:span text:style-name="Strong_20_Emphasis"><text:span text:style-name="T120"><draw:control text:anchor-type="as-char" draw:z-index="27" draw:name="Vorm36_ 2" draw:style-name="gr1" draw:text-style-name="P114" svg:width="0.35cm" svg:height="0.35cm" draw:control="control28"/></text:span></text:span></text:p>
          </table:table-cell>
          <table:table-cell table:style-name="Tabel2.A1" office:value-type="string">
            <text:p text:style-name="P100">Wijzig <text:span text:style-name="T399">indien gewenst </text:span><text:span text:style-name="T395">de g</text:span>ebruikersfoto <text:span text:style-name="T394">v</text:span><text:span text:style-name="T8">ia </text:span><text:span text:style-name="T9">een druk op </text:span><text:span text:style-name="T8">d</text:span><text:span text:style-name="T326">e </text:span><text:span text:style-name="T327">Super</text:span><text:span text:style-name="T326">-toets</text:span><text:span text:style-name="T351"><text:note-ref text:note-class="footnote" text:reference-format="text" text:ref-name="ftn12">2</text:note-ref></text:span><text:span text:style-name="T326">, </text:span><text:span text:style-name="T328">zoek </text:span><text:span text:style-name="T332">gebr</text:span><text:span text:style-name="T328"> en klik achter </text:span><text:span text:style-name="T331">Instellingen</text:span><text:span text:style-name="T328"> op </text:span><text:span text:style-name="T332">Gebruikers</text:span><text:span text:style-name="T326">.</text:span></text:p>
            <text:p text:style-name="P99"><text:span text:style-name="T329">Klik op </text:span><text:span text:style-name="Strong_20_Emphasis"><text:span text:style-name="T294">Ontgrendelen</text:span></text:span><text:span text:style-name="T329">.</text:span></text:p>
            <text:p text:style-name="P99"><text:span text:style-name="T329">Klik op afbeelding voor </text:span><text:span text:style-name="Definition"><text:span text:style-name="T28">gebruiker</text:span></text:span><text:span text:style-name="T329">.</text:span></text:p>
            <text:p text:style-name="P101"><text:span text:style-name="T329">Klik op </text:span><text:span text:style-name="Strong_20_Emphasis"><text:span text:style-name="T294">Selecteer een bestand</text:span></text:span><text:span text:style-name="T329">.</text:span><text:span text:style-name="T326"><text:line-break/></text:span><text:span text:style-name="T321">Selecteer </text:span><text:span text:style-name="T323">indien aanwezig</text:span><text:span text:style-name="T320"> </text:span><text:span text:style-name="T330">Gebruikersfoto</text:span><text:span text:style-name="T320"> </text:span><text:span text:style-name="T322">in</text:span><text:span text:style-name="T320"> </text:span><text:span text:style-name="T333">Persoonlijke map</text:span><text:span text:style-name="T320"> / </text:span><text:span text:style-name="T333">kz-</text:span><text:span text:style-name="T334">data</text:span><text:span text:style-name="T320">.</text:span></text:p>
          </table:table-cell>
        </table:table-row>
        <table:table-row table:style-name="TableLine93918025026912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56"/>
          </table:table-cell>
        </table:table-row>
        <table:table-row table:style-name="TableLine93918024958080">
          <table:table-cell table:style-name="Tabel2.A1" office:value-type="string">
            <text:p text:style-name="P20"><text:span text:style-name="Strong_20_Emphasis"><text:span text:style-name="T116"><text:s/></text:span></text:span><text:span text:style-name="Strong_20_Emphasis"><text:span text:style-name="T120"><draw:control text:anchor-type="as-char" draw:z-index="22" draw:name="Vorm36_1" draw:style-name="gr1" draw:text-style-name="P114" svg:width="0.35cm" svg:height="0.35cm" draw:control="control23"/></text:span></text:span></text:p>
          </table:table-cell>
          <table:table-cell table:style-name="Tabel2.A1" office:value-type="string">
            <text:p text:style-name="P56">Afmelden.</text:p>
          </table:table-cell>
        </table:table-row>
      </table:table>
      <text:p text:style-name="P46"><text:span text:style-name="Strong_20_Emphasis"><text:span text:style-name="T113"/></text:span></text:p>
      <text:p text:style-name="P19"/>
      <text:p text:style-name="P88"><text:span text:style-name="T194">E</text:span><text:span text:style-name="T195">inde c</text:span><text:span text:style-name="T196">hecklist, </text:span><text:span text:style-name="T197">d</text:span><text:span text:style-name="T196">e</text:span><text:span text:style-name="T312"> installatie van </text:span><text:span text:style-name="T312"><text:reference-ref text:reference-format="text" text:ref-name="Distributie">Debian</text:reference-ref></text:span><text:span text:style-name="T312"><text:s/></text:span><text:span text:style-name="Strong_20_Emphasis"><text:span text:style-name="T313">GNU/Linux</text:span></text:span><text:span text:style-name="Strong_20_Emphasis"><text:span text:style-name="T312"> </text:span></text:span><text:span text:style-name="T314"><text:reference-ref text:reference-format="text" text:ref-name="Versie">11</text:reference-ref></text:span><text:span text:style-name="Strong_20_Emphasis"><text:span text:style-name="T316"><text:s/></text:span></text:span><text:span text:style-name="Strong_20_Emphasis"><text:span text:style-name="T317">LTS</text:span></text:span><text:span text:style-name="T315"> </text:span><text:span text:style-name="T312"><text:reference-ref text:reference-format="text" text:ref-name="Editie">desktop</text:reference-ref></text:span><text:span text:style-name="T312"><text:s/>is voltooid.</text:span></text:p>
      <text:p text:style-name="P45"/>
      <text:p text:style-name="P36"><text:span text:style-name="T128">Geschreven</text:span><text:span text:style-name="T60"> door Karel Zimmer &lt;</text:span><text:a xlink:type="simple" xlink:href="mailto:info@karelzimmer.nl" text:style-name="Internet_20_link" text:visited-style-name="Visited_20_Internet_20_Link"><text:span text:style-name="T3">info@karelzimmer.nl</text:span></text:a><text:span text:style-name="T60">&gt;</text:span><text:span text:style-name="T6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HG Mincho Light J1" svg:font-family="'HG Mincho Light J'" style:font-adornments="Standaard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08-03T09:30:58.760761376">03-08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subject>Installatie PC software</dc:subject>
    <meta:initial-creator>Karel Zimmer</meta:initial-creator>
    <meta:creation-date>1995-11-21T17:41:00</meta:creation-date>
    <dc:date>2022-08-03T09:30:58.612813550</dc:date>
    <meta:keyword>Installatie</meta:keyword>
    <meta:keyword>Checklist</meta:keyword>
    <meta:keyword>Linux</meta:keyword>
    <meta:editing-cycles>6593</meta:editing-cycles>
    <meta:editing-duration>P11DT15H16M10S</meta:editing-duration>
    <meta:print-date>2021-03-23T20:07:57.967210640</meta:print-date>
    <dc:creator>Karel Zimmer</dc:creator>
    <meta:document-statistic meta:table-count="4" meta:image-count="0" meta:object-count="0" meta:page-count="4" meta:paragraph-count="103" meta:word-count="872" meta:character-count="6023" meta:non-whitespace-character-count="5183"/>
    <meta:user-defined meta:name="Info 1"/>
    <meta:user-defined meta:name="Info 2"/>
    <meta:user-defined meta:name="Info 3"/>
    <meta:user-defined meta:name="Info 4"/>
  </office:meta>
</office:document-meta>
</file>